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2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IS_plot" table:style-name="ta1">
        <table:shapes>
          <draw:frame draw:z-index="0" draw:style-name="gr1" draw:text-style-name="P1" svg:width="160.04mm" svg:height="90.05mm" svg:x="108.35mm" svg:y="13.82mm">
            <loext:p draw:notify-on-update-of-ranges="NIS_plot.C1:NIS_plot.C1 NIS_plot.C2:NIS_plot.C1225 NIS_plot.D1:NIS_plot.D1 NIS_plot.D2:NIS_plot.D12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4mm" svg:height="90.05mm" svg:x="104.83mm" svg:y="117.41mm">
            <loext:p draw:notify-on-update-of-ranges="NIS_plot.A1:NIS_plot.A1 NIS_plot.A2:NIS_plot.A1225 NIS_plot.B1:NIS_plot.B1 NIS_plot.B2:NIS_plot.B12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NIS</text:p>
          </table:table-cell>
          <table:table-cell office:value-type="string" calcext:value-type="string">
            <text:p>Laser 95%</text:p>
          </table:table-cell>
          <table:table-cell office:value-type="string" calcext:value-type="string">
            <text:p>NIS</text:p>
          </table:table-cell>
          <table:table-cell office:value-type="string" calcext:value-type="string">
            <text:p>Radar 95%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98947" calcext:value-type="float">
            <text:p>0.9894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3"/>
          <table:table-cell office:value-type="string" calcext:value-type="string">
            <text:p>DATASET 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00993162" calcext:value-type="float">
            <text:p>0.0099316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977457" calcext:value-type="float">
            <text:p>0.97745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9.4774" calcext:value-type="float">
            <text:p>19.477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914552" calcext:value-type="float">
            <text:p>0.91455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3.4371" calcext:value-type="float">
            <text:p>43.437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00074" calcext:value-type="float">
            <text:p>1.0007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5.3433" calcext:value-type="float">
            <text:p>15.343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825934" calcext:value-type="float">
            <text:p>0.82593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02696" calcext:value-type="float">
            <text:p>1.0269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61933" calcext:value-type="float">
            <text:p>1.6193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8.33483" calcext:value-type="float">
            <text:p>8.3348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27029" calcext:value-type="float">
            <text:p>2.2702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26905" calcext:value-type="float">
            <text:p>3.2690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4.94622" calcext:value-type="float">
            <text:p>4.9462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76664" calcext:value-type="float">
            <text:p>1.7666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5.54385" calcext:value-type="float">
            <text:p>5.5438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90234" calcext:value-type="float">
            <text:p>5.9023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4.88705" calcext:value-type="float">
            <text:p>4.8870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58308" calcext:value-type="float">
            <text:p>1.5830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7.14477" calcext:value-type="float">
            <text:p>7.1447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6.47296" calcext:value-type="float">
            <text:p>6.4729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96616" calcext:value-type="float">
            <text:p>3.9661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3.523" calcext:value-type="float">
            <text:p>33.523</text:p>
          </table:table-cell>
          <table:table-cell office:value-type="float" office:value="7.805" calcext:value-type="float">
            <text:p>7.805</text:p>
          </table:table-cell>
          <table:table-cell table:number-columns-repeated="3"/>
          <table:table-cell office:value-type="string" calcext:value-type="string">
            <text:p>DATASET 1</text:p>
          </table:table-cell>
        </table:table-row>
        <table:table-row table:style-name="ro1">
          <table:table-cell office:value-type="float" office:value="5.71001" calcext:value-type="float">
            <text:p>5.7100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0.3791" calcext:value-type="float">
            <text:p>10.379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5.3686" calcext:value-type="float">
            <text:p>5.368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0.9124" calcext:value-type="float">
            <text:p>10.912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67681" calcext:value-type="float">
            <text:p>3.6768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21696" calcext:value-type="float">
            <text:p>5.2169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49444" calcext:value-type="float">
            <text:p>2.4944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3079" calcext:value-type="float">
            <text:p>4.307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15768" calcext:value-type="float">
            <text:p>1.1576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018" calcext:value-type="float">
            <text:p>4.01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954383" calcext:value-type="float">
            <text:p>0.95438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68873" calcext:value-type="float">
            <text:p>3.6887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58817" calcext:value-type="float">
            <text:p>0.5881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87992" calcext:value-type="float">
            <text:p>4.8799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66144" calcext:value-type="float">
            <text:p>0.6614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10202" calcext:value-type="float">
            <text:p>2.1020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614194" calcext:value-type="float">
            <text:p>0.61419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04676" calcext:value-type="float">
            <text:p>2.0467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525922" calcext:value-type="float">
            <text:p>0.52592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7.81723" calcext:value-type="float">
            <text:p>7.8172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616716" calcext:value-type="float">
            <text:p>0.61671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10747" calcext:value-type="float">
            <text:p>1.1074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412113" calcext:value-type="float">
            <text:p>0.41211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14907" calcext:value-type="float">
            <text:p>4.1490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387699" calcext:value-type="float">
            <text:p>0.38769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3972" calcext:value-type="float">
            <text:p>1.397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344114" calcext:value-type="float">
            <text:p>0.34411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970634" calcext:value-type="float">
            <text:p>0.97063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536683" calcext:value-type="float">
            <text:p>0.53668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31499" calcext:value-type="float">
            <text:p>1.3149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323546" calcext:value-type="float">
            <text:p>0.32354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8.92409" calcext:value-type="float">
            <text:p>8.9240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334564" calcext:value-type="float">
            <text:p>0.33456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63209" calcext:value-type="float">
            <text:p>1.6320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486562" calcext:value-type="float">
            <text:p>0.48656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51769" calcext:value-type="float">
            <text:p>1.5176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311245" calcext:value-type="float">
            <text:p>0.31124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710296" calcext:value-type="float">
            <text:p>0.71029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332194" calcext:value-type="float">
            <text:p>0.33219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01614" calcext:value-type="float">
            <text:p>1.0161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37358" calcext:value-type="float">
            <text:p>0.3735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62" calcext:value-type="float">
            <text:p>5.6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444236" calcext:value-type="float">
            <text:p>0.44423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6.69558" calcext:value-type="float">
            <text:p>6.6955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406294" calcext:value-type="float">
            <text:p>0.40629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784643" calcext:value-type="float">
            <text:p>0.78464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626694" calcext:value-type="float">
            <text:p>0.62669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8.06517" calcext:value-type="float">
            <text:p>8.0651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487375" calcext:value-type="float">
            <text:p>0.48737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21298" calcext:value-type="float">
            <text:p>1.2129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866495" calcext:value-type="float">
            <text:p>0.86649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09697" calcext:value-type="float">
            <text:p>5.0969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635417" calcext:value-type="float">
            <text:p>0.63541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0.3183" calcext:value-type="float">
            <text:p>30.318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777927" calcext:value-type="float">
            <text:p>0.77792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04065" calcext:value-type="float">
            <text:p>4.0406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446069" calcext:value-type="float">
            <text:p>0.44606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79562" calcext:value-type="float">
            <text:p>2.7956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97133" calcext:value-type="float">
            <text:p>0.9713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40092" calcext:value-type="float">
            <text:p>1.4009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787545" calcext:value-type="float">
            <text:p>0.78754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16319" calcext:value-type="float">
            <text:p>5.1631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307391" calcext:value-type="float">
            <text:p>0.30739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862096" calcext:value-type="float">
            <text:p>0.86209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623264" calcext:value-type="float">
            <text:p>0.62326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22084" calcext:value-type="float">
            <text:p>1.2208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32369" calcext:value-type="float">
            <text:p>0.3236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90797" calcext:value-type="float">
            <text:p>2.9079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40698" calcext:value-type="float">
            <text:p>0.4069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44997" calcext:value-type="float">
            <text:p>0.4499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501575" calcext:value-type="float">
            <text:p>0.50157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430235" calcext:value-type="float">
            <text:p>0.43023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520154" calcext:value-type="float">
            <text:p>0.52015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6.583" calcext:value-type="float">
            <text:p>16.58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5222" calcext:value-type="float">
            <text:p>0.522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31045" calcext:value-type="float">
            <text:p>0.3104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947335" calcext:value-type="float">
            <text:p>0.94733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815" calcext:value-type="float">
            <text:p>4.81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735914" calcext:value-type="float">
            <text:p>0.73591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0.3979" calcext:value-type="float">
            <text:p>10.397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03972" calcext:value-type="float">
            <text:p>1.0397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123679" calcext:value-type="float">
            <text:p>0.12367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715401" calcext:value-type="float">
            <text:p>0.71540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9.1638" calcext:value-type="float">
            <text:p>19.163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66895" calcext:value-type="float">
            <text:p>2.6689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99084" calcext:value-type="float">
            <text:p>1.9908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05677" calcext:value-type="float">
            <text:p>1.0567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61975" calcext:value-type="float">
            <text:p>2.6197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4304" calcext:value-type="float">
            <text:p>1.430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57835" calcext:value-type="float">
            <text:p>5.5783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886434" calcext:value-type="float">
            <text:p>0.88643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951091" calcext:value-type="float">
            <text:p>0.95109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355334" calcext:value-type="float">
            <text:p>0.35533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8.80134" calcext:value-type="float">
            <text:p>8.8013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56845" calcext:value-type="float">
            <text:p>0.5684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786792" calcext:value-type="float">
            <text:p>0.78679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236104" calcext:value-type="float">
            <text:p>0.23610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46006" calcext:value-type="float">
            <text:p>4.4600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172195" calcext:value-type="float">
            <text:p>0.17219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155916" calcext:value-type="float">
            <text:p>0.15591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324236" calcext:value-type="float">
            <text:p>0.32423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8.25965" calcext:value-type="float">
            <text:p>8.2596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421798" calcext:value-type="float">
            <text:p>0.42179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18538" calcext:value-type="float">
            <text:p>1.1853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56473" calcext:value-type="float">
            <text:p>0.5647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8.68757" calcext:value-type="float">
            <text:p>8.6875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00622" calcext:value-type="float">
            <text:p>1.0062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7.01731" calcext:value-type="float">
            <text:p>7.0173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844" calcext:value-type="float">
            <text:p>1.84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22807" calcext:value-type="float">
            <text:p>2.2280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52897" calcext:value-type="float">
            <text:p>1.5289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38703" calcext:value-type="float">
            <text:p>1.3870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08815" calcext:value-type="float">
            <text:p>2.0881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48182" calcext:value-type="float">
            <text:p>1.4818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89505" calcext:value-type="float">
            <text:p>1.8950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12755" calcext:value-type="float">
            <text:p>1.1275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39158" calcext:value-type="float">
            <text:p>2.3915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13446" calcext:value-type="float">
            <text:p>4.1344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64851" calcext:value-type="float">
            <text:p>1.6485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7.8595" calcext:value-type="float">
            <text:p>27.859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38358" calcext:value-type="float">
            <text:p>1.3835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9.92626" calcext:value-type="float">
            <text:p>9.9262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06427" calcext:value-type="float">
            <text:p>1.0642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0366665" calcext:value-type="float">
            <text:p>0.036666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635057" calcext:value-type="float">
            <text:p>0.63505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242508" calcext:value-type="float">
            <text:p>0.24250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223395" calcext:value-type="float">
            <text:p>0.22339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359957" calcext:value-type="float">
            <text:p>0.35995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225154" calcext:value-type="float">
            <text:p>0.22515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336595" calcext:value-type="float">
            <text:p>0.33659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180745" calcext:value-type="float">
            <text:p>0.18074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14486" calcext:value-type="float">
            <text:p>1.1448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202689" calcext:value-type="float">
            <text:p>0.20268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18148" calcext:value-type="float">
            <text:p>1.1814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218599" calcext:value-type="float">
            <text:p>0.21859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737267" calcext:value-type="float">
            <text:p>0.73726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197966" calcext:value-type="float">
            <text:p>0.19796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909317" calcext:value-type="float">
            <text:p>0.90931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316199" calcext:value-type="float">
            <text:p>0.31619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44885" calcext:value-type="float">
            <text:p>0.4488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466666" calcext:value-type="float">
            <text:p>0.46666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14253" calcext:value-type="float">
            <text:p>1.1425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191107" calcext:value-type="float">
            <text:p>0.19110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81338" calcext:value-type="float">
            <text:p>2.8133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50385" calcext:value-type="float">
            <text:p>1.5038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63655" calcext:value-type="float">
            <text:p>1.6365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1047" calcext:value-type="float">
            <text:p>2.104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71324" calcext:value-type="float">
            <text:p>2.7132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49593" calcext:value-type="float">
            <text:p>2.4959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98115" calcext:value-type="float">
            <text:p>1.9811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92822" calcext:value-type="float">
            <text:p>2.9282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706938" calcext:value-type="float">
            <text:p>0.70693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6.16479" calcext:value-type="float">
            <text:p>6.1647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2.152" calcext:value-type="float">
            <text:p>12.15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5.18478" calcext:value-type="float">
            <text:p>5.1847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334761" calcext:value-type="float">
            <text:p>0.33476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7.91518" calcext:value-type="float">
            <text:p>7.9151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7.64809" calcext:value-type="float">
            <text:p>7.6480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8.42083" calcext:value-type="float">
            <text:p>8.4208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24444" calcext:value-type="float">
            <text:p>5.2444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9.55509" calcext:value-type="float">
            <text:p>9.5550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13681" calcext:value-type="float">
            <text:p>1.1368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7.61955" calcext:value-type="float">
            <text:p>7.6195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91437" calcext:value-type="float">
            <text:p>0.9143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0.0038" calcext:value-type="float">
            <text:p>10.003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6.6799" calcext:value-type="float">
            <text:p>6.679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0.4362" calcext:value-type="float">
            <text:p>10.436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89183" calcext:value-type="float">
            <text:p>1.8918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9.25044" calcext:value-type="float">
            <text:p>9.2504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7.67236" calcext:value-type="float">
            <text:p>7.6723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8.86775" calcext:value-type="float">
            <text:p>8.8677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13466" calcext:value-type="float">
            <text:p>4.1346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8.26797" calcext:value-type="float">
            <text:p>8.2679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18028" calcext:value-type="float">
            <text:p>3.1802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6.78267" calcext:value-type="float">
            <text:p>6.7826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7.16453" calcext:value-type="float">
            <text:p>7.1645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5.61556" calcext:value-type="float">
            <text:p>5.6155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69115" calcext:value-type="float">
            <text:p>3.6911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4.50933" calcext:value-type="float">
            <text:p>4.5093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1958" calcext:value-type="float">
            <text:p>3.195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09418" calcext:value-type="float">
            <text:p>3.0941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40986" calcext:value-type="float">
            <text:p>3.4098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51341" calcext:value-type="float">
            <text:p>3.5134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35501" calcext:value-type="float">
            <text:p>1.3550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91597" calcext:value-type="float">
            <text:p>3.9159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76864" calcext:value-type="float">
            <text:p>1.7686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44691" calcext:value-type="float">
            <text:p>2.4469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283782" calcext:value-type="float">
            <text:p>0.28378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27959" calcext:value-type="float">
            <text:p>1.2795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97022" calcext:value-type="float">
            <text:p>5.9702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913637" calcext:value-type="float">
            <text:p>0.91363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96974" calcext:value-type="float">
            <text:p>2.9697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40127" calcext:value-type="float">
            <text:p>1.4012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03769" calcext:value-type="float">
            <text:p>5.0376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978042" calcext:value-type="float">
            <text:p>0.97804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16207" calcext:value-type="float">
            <text:p>1.1620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876177" calcext:value-type="float">
            <text:p>0.87617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0.5254" calcext:value-type="float">
            <text:p>30.525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383604" calcext:value-type="float">
            <text:p>0.38360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8.7835" calcext:value-type="float">
            <text:p>18.783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39034" calcext:value-type="float">
            <text:p>0.3903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62811" calcext:value-type="float">
            <text:p>1.6281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229014" calcext:value-type="float">
            <text:p>0.22901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0.9575" calcext:value-type="float">
            <text:p>10.957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241108" calcext:value-type="float">
            <text:p>0.24110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39407" calcext:value-type="float">
            <text:p>3.3940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477297" calcext:value-type="float">
            <text:p>0.47729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7.6539" calcext:value-type="float">
            <text:p>17.653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281703" calcext:value-type="float">
            <text:p>0.28170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972999" calcext:value-type="float">
            <text:p>0.97299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375867" calcext:value-type="float">
            <text:p>0.37586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01736" calcext:value-type="float">
            <text:p>2.0173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87983" calcext:value-type="float">
            <text:p>0.8798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3.8905" calcext:value-type="float">
            <text:p>13.890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37368" calcext:value-type="float">
            <text:p>1.3736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18323" calcext:value-type="float">
            <text:p>2.1832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6805" calcext:value-type="float">
            <text:p>2.680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38127" calcext:value-type="float">
            <text:p>1.3812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63055" calcext:value-type="float">
            <text:p>2.6305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12924" calcext:value-type="float">
            <text:p>1.1292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21595" calcext:value-type="float">
            <text:p>2.2159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95134" calcext:value-type="float">
            <text:p>0.9513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17866" calcext:value-type="float">
            <text:p>1.1786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41191" calcext:value-type="float">
            <text:p>0.4119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480633" calcext:value-type="float">
            <text:p>0.48063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7.50473" calcext:value-type="float">
            <text:p>7.5047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443338" calcext:value-type="float">
            <text:p>0.44333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0.3048" calcext:value-type="float">
            <text:p>10.304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366888" calcext:value-type="float">
            <text:p>0.36688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309521" calcext:value-type="float">
            <text:p>0.30952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255021" calcext:value-type="float">
            <text:p>0.25502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22282" calcext:value-type="float">
            <text:p>0.2228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677368" calcext:value-type="float">
            <text:p>0.67736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03529" calcext:value-type="float">
            <text:p>1.0352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15837" calcext:value-type="float">
            <text:p>1.1583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27407" calcext:value-type="float">
            <text:p>5.2740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834503" calcext:value-type="float">
            <text:p>0.83450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16509" calcext:value-type="float">
            <text:p>3.1650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20807" calcext:value-type="float">
            <text:p>2.2080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389678" calcext:value-type="float">
            <text:p>0.38967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4.36652" calcext:value-type="float">
            <text:p>4.3665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363751" calcext:value-type="float">
            <text:p>0.36375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7.49218" calcext:value-type="float">
            <text:p>7.4921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98128" calcext:value-type="float">
            <text:p>3.9812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6.717" calcext:value-type="float">
            <text:p>16.71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0092684" calcext:value-type="float">
            <text:p>0.009268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6.71" calcext:value-type="float">
            <text:p>26.7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582907" calcext:value-type="float">
            <text:p>0.58290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9.1232" calcext:value-type="float">
            <text:p>29.123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93865" calcext:value-type="float">
            <text:p>2.9386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40.9418" calcext:value-type="float">
            <text:p>40.941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41244" calcext:value-type="float">
            <text:p>3.4124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48.5577" calcext:value-type="float">
            <text:p>48.557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36915" calcext:value-type="float">
            <text:p>3.3691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52.0066" calcext:value-type="float">
            <text:p>52.006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53288" calcext:value-type="float">
            <text:p>2.5328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59.0995" calcext:value-type="float">
            <text:p>59.099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58129" calcext:value-type="float">
            <text:p>0.5812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53.0081" calcext:value-type="float">
            <text:p>53.008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882003" calcext:value-type="float">
            <text:p>0.88200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9.1301" calcext:value-type="float">
            <text:p>39.130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51382" calcext:value-type="float">
            <text:p>1.5138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4.1807" calcext:value-type="float">
            <text:p>24.180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54828" calcext:value-type="float">
            <text:p>1.5482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2.2842" calcext:value-type="float">
            <text:p>12.284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39532" calcext:value-type="float">
            <text:p>3.3953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4.34281" calcext:value-type="float">
            <text:p>4.3428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46755" calcext:value-type="float">
            <text:p>3.4675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39827" calcext:value-type="float">
            <text:p>1.3982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08841" calcext:value-type="float">
            <text:p>3.0884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11985" calcext:value-type="float">
            <text:p>1.1198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88822" calcext:value-type="float">
            <text:p>4.8882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79838" calcext:value-type="float">
            <text:p>1.7983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7.98452" calcext:value-type="float">
            <text:p>7.9845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27056" calcext:value-type="float">
            <text:p>2.2705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0.0972" calcext:value-type="float">
            <text:p>10.097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60213" calcext:value-type="float">
            <text:p>2.6021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57816" calcext:value-type="float">
            <text:p>4.5781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28212" calcext:value-type="float">
            <text:p>2.2821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9.5605" calcext:value-type="float">
            <text:p>9.560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40401" calcext:value-type="float">
            <text:p>2.4040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71237" calcext:value-type="float">
            <text:p>3.7123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25792" calcext:value-type="float">
            <text:p>3.2579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55363" calcext:value-type="float">
            <text:p>3.5536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95144" calcext:value-type="float">
            <text:p>3.9514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7.02365" calcext:value-type="float">
            <text:p>7.0236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4.96028" calcext:value-type="float">
            <text:p>4.9602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30279" calcext:value-type="float">
            <text:p>2.3027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7.21556" calcext:value-type="float">
            <text:p>7.2155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86292" calcext:value-type="float">
            <text:p>4.8629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7.42422" calcext:value-type="float">
            <text:p>7.4242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74874" calcext:value-type="float">
            <text:p>5.7487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7.30909" calcext:value-type="float">
            <text:p>7.3090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92755" calcext:value-type="float">
            <text:p>4.9275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9.43355" calcext:value-type="float">
            <text:p>9.4335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31361" calcext:value-type="float">
            <text:p>2.3136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1.0067" calcext:value-type="float">
            <text:p>11.006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9.24733" calcext:value-type="float">
            <text:p>9.2473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0.955" calcext:value-type="float">
            <text:p>10.95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94034" calcext:value-type="float">
            <text:p>0.9403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2.9693" calcext:value-type="float">
            <text:p>12.969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04686" calcext:value-type="float">
            <text:p>1.0468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3.1799" calcext:value-type="float">
            <text:p>13.179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90727" calcext:value-type="float">
            <text:p>1.9072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3.7105" calcext:value-type="float">
            <text:p>13.710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902533" calcext:value-type="float">
            <text:p>0.90253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3.9667" calcext:value-type="float">
            <text:p>13.966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15513" calcext:value-type="float">
            <text:p>1.1551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4.9471" calcext:value-type="float">
            <text:p>14.947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37806" calcext:value-type="float">
            <text:p>1.3780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4.1046" calcext:value-type="float">
            <text:p>14.104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64886" calcext:value-type="float">
            <text:p>4.6488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7.3556" calcext:value-type="float">
            <text:p>17.355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40917" calcext:value-type="float">
            <text:p>1.4091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6.1748" calcext:value-type="float">
            <text:p>16.174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34364" calcext:value-type="float">
            <text:p>1.3436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6.934" calcext:value-type="float">
            <text:p>16.93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586954" calcext:value-type="float">
            <text:p>0.58695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6.8708" calcext:value-type="float">
            <text:p>16.870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768382" calcext:value-type="float">
            <text:p>0.76838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6.3278" calcext:value-type="float">
            <text:p>16.327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5.3718" calcext:value-type="float">
            <text:p>15.371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5.9199" calcext:value-type="float">
            <text:p>15.919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15327" calcext:value-type="float">
            <text:p>1.1532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6.2069" calcext:value-type="float">
            <text:p>16.206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294603" calcext:value-type="float">
            <text:p>0.29460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5.6109" calcext:value-type="float">
            <text:p>15.610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8.93195" calcext:value-type="float">
            <text:p>8.9319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4.9378" calcext:value-type="float">
            <text:p>14.937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3.4616" calcext:value-type="float">
            <text:p>13.461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5.5993" calcext:value-type="float">
            <text:p>15.599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62307" calcext:value-type="float">
            <text:p>4.6230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3.5637" calcext:value-type="float">
            <text:p>13.563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231225" calcext:value-type="float">
            <text:p>0.23122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3.5324" calcext:value-type="float">
            <text:p>13.532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8.076" calcext:value-type="float">
            <text:p>18.07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2.0095" calcext:value-type="float">
            <text:p>12.009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13535" calcext:value-type="float">
            <text:p>2.1353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1.422" calcext:value-type="float">
            <text:p>11.42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729075" calcext:value-type="float">
            <text:p>0.72907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0.505" calcext:value-type="float">
            <text:p>10.50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0652907" calcext:value-type="float">
            <text:p>0.065290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9.70444" calcext:value-type="float">
            <text:p>9.7044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42515" calcext:value-type="float">
            <text:p>2.4251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8.87002" calcext:value-type="float">
            <text:p>8.8700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553297" calcext:value-type="float">
            <text:p>0.55329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8.54174" calcext:value-type="float">
            <text:p>8.5417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349382" calcext:value-type="float">
            <text:p>0.34938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7.58965" calcext:value-type="float">
            <text:p>7.5896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0.771" calcext:value-type="float">
            <text:p>20.77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7.08601" calcext:value-type="float">
            <text:p>7.0860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02193" calcext:value-type="float">
            <text:p>2.0219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6.33751" calcext:value-type="float">
            <text:p>6.3375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704337" calcext:value-type="float">
            <text:p>0.70433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5.87758" calcext:value-type="float">
            <text:p>5.8775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46465" calcext:value-type="float">
            <text:p>4.4646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5.34911" calcext:value-type="float">
            <text:p>5.3491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816038" calcext:value-type="float">
            <text:p>0.81603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4.86011" calcext:value-type="float">
            <text:p>4.8601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15144" calcext:value-type="float">
            <text:p>1.1514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4.41664" calcext:value-type="float">
            <text:p>4.4166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9.93583" calcext:value-type="float">
            <text:p>9.9358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94998" calcext:value-type="float">
            <text:p>3.9499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89679" calcext:value-type="float">
            <text:p>1.8967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65648" calcext:value-type="float">
            <text:p>3.6564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7374" calcext:value-type="float">
            <text:p>3.737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53231" calcext:value-type="float">
            <text:p>3.5323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03619" calcext:value-type="float">
            <text:p>2.0361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01859" calcext:value-type="float">
            <text:p>3.0185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8.27671" calcext:value-type="float">
            <text:p>8.2767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76773" calcext:value-type="float">
            <text:p>2.7677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397573" calcext:value-type="float">
            <text:p>0.39757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85279" calcext:value-type="float">
            <text:p>2.8527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6.35933" calcext:value-type="float">
            <text:p>6.3593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38104" calcext:value-type="float">
            <text:p>2.3810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177126" calcext:value-type="float">
            <text:p>0.17712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02166" calcext:value-type="float">
            <text:p>3.0216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86896" calcext:value-type="float">
            <text:p>1.8689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19354" calcext:value-type="float">
            <text:p>2.1935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23031" calcext:value-type="float">
            <text:p>0.2303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35668" calcext:value-type="float">
            <text:p>3.3566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74874" calcext:value-type="float">
            <text:p>3.7487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06224" calcext:value-type="float">
            <text:p>3.0622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70624" calcext:value-type="float">
            <text:p>5.7062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297" calcext:value-type="float">
            <text:p>3.29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6.8003" calcext:value-type="float">
            <text:p>6.800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20855" calcext:value-type="float">
            <text:p>3.2085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64515" calcext:value-type="float">
            <text:p>2.6451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26212" calcext:value-type="float">
            <text:p>3.2621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6.13332" calcext:value-type="float">
            <text:p>6.1333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4.1825" calcext:value-type="float">
            <text:p>4.182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27575" calcext:value-type="float">
            <text:p>1.2757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4.15311" calcext:value-type="float">
            <text:p>4.1531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49228" calcext:value-type="float">
            <text:p>4.4922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3699" calcext:value-type="float">
            <text:p>2.369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826086" calcext:value-type="float">
            <text:p>0.82608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66794" calcext:value-type="float">
            <text:p>2.6679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780493" calcext:value-type="float">
            <text:p>0.78049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26542" calcext:value-type="float">
            <text:p>2.2654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84744" calcext:value-type="float">
            <text:p>1.8474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45543" calcext:value-type="float">
            <text:p>3.4554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19588" calcext:value-type="float">
            <text:p>0.1958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67896" calcext:value-type="float">
            <text:p>1.6789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7.24233" calcext:value-type="float">
            <text:p>7.2423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70795" calcext:value-type="float">
            <text:p>1.7079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292725" calcext:value-type="float">
            <text:p>0.29272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38965" calcext:value-type="float">
            <text:p>2.3896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9.37688" calcext:value-type="float">
            <text:p>9.3768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77865" calcext:value-type="float">
            <text:p>1.7786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704853" calcext:value-type="float">
            <text:p>0.70485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21939" calcext:value-type="float">
            <text:p>1.2193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1025" calcext:value-type="float">
            <text:p>1.102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26009" calcext:value-type="float">
            <text:p>1.2600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7.94247" calcext:value-type="float">
            <text:p>7.9424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28694" calcext:value-type="float">
            <text:p>1.2869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656328" calcext:value-type="float">
            <text:p>0.65632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51165" calcext:value-type="float">
            <text:p>1.5116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35564" calcext:value-type="float">
            <text:p>1.3556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31288" calcext:value-type="float">
            <text:p>1.3128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486617" calcext:value-type="float">
            <text:p>0.48661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57549" calcext:value-type="float">
            <text:p>1.5754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3385" calcext:value-type="float">
            <text:p>5.338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52205" calcext:value-type="float">
            <text:p>1.5220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87291" calcext:value-type="float">
            <text:p>4.8729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40967" calcext:value-type="float">
            <text:p>1.4096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33136" calcext:value-type="float">
            <text:p>3.3313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28235" calcext:value-type="float">
            <text:p>1.2823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324619" calcext:value-type="float">
            <text:p>0.32461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30666" calcext:value-type="float">
            <text:p>1.3066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45392" calcext:value-type="float">
            <text:p>3.4539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29396" calcext:value-type="float">
            <text:p>1.2939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6757" calcext:value-type="float">
            <text:p>3.675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32023" calcext:value-type="float">
            <text:p>1.3202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494374" calcext:value-type="float">
            <text:p>0.49437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23931" calcext:value-type="float">
            <text:p>1.2393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491765" calcext:value-type="float">
            <text:p>0.49176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82596" calcext:value-type="float">
            <text:p>1.8259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89189" calcext:value-type="float">
            <text:p>1.8918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58845" calcext:value-type="float">
            <text:p>1.5884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1.4158" calcext:value-type="float">
            <text:p>11.415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96239" calcext:value-type="float">
            <text:p>1.9623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01669" calcext:value-type="float">
            <text:p>4.0166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45071" calcext:value-type="float">
            <text:p>1.4507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90662" calcext:value-type="float">
            <text:p>5.9066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64031" calcext:value-type="float">
            <text:p>1.6403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3.5455" calcext:value-type="float">
            <text:p>13.545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35839" calcext:value-type="float">
            <text:p>1.3583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82554" calcext:value-type="float">
            <text:p>2.8255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29123" calcext:value-type="float">
            <text:p>1.2912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5.8482" calcext:value-type="float">
            <text:p>15.848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79767" calcext:value-type="float">
            <text:p>1.7976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44885" calcext:value-type="float">
            <text:p>1.4488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13375" calcext:value-type="float">
            <text:p>1.1337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24963" calcext:value-type="float">
            <text:p>0.2496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12466" calcext:value-type="float">
            <text:p>1.1246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0.2616" calcext:value-type="float">
            <text:p>10.261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02454" calcext:value-type="float">
            <text:p>1.0245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3.3884" calcext:value-type="float">
            <text:p>13.388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977194" calcext:value-type="float">
            <text:p>0.97719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18226" calcext:value-type="float">
            <text:p>1.1822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978364" calcext:value-type="float">
            <text:p>0.97836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6.8287" calcext:value-type="float">
            <text:p>6.828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937828" calcext:value-type="float">
            <text:p>0.93782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0386318" calcext:value-type="float">
            <text:p>0.038631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37506" calcext:value-type="float">
            <text:p>1.3750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7.65934" calcext:value-type="float">
            <text:p>7.6593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970608" calcext:value-type="float">
            <text:p>0.97060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46908" calcext:value-type="float">
            <text:p>2.4690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61223" calcext:value-type="float">
            <text:p>2.6122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24519" calcext:value-type="float">
            <text:p>1.2451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2339" calcext:value-type="float">
            <text:p>2.233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61189" calcext:value-type="float">
            <text:p>2.6118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29272" calcext:value-type="float">
            <text:p>1.2927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8.12973" calcext:value-type="float">
            <text:p>8.1297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56118" calcext:value-type="float">
            <text:p>1.5611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09517" calcext:value-type="float">
            <text:p>1.0951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539345" calcext:value-type="float">
            <text:p>0.53934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368156" calcext:value-type="float">
            <text:p>0.36815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549931" calcext:value-type="float">
            <text:p>0.54993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222813" calcext:value-type="float">
            <text:p>0.22281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445217" calcext:value-type="float">
            <text:p>0.44521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0724841" calcext:value-type="float">
            <text:p>0.072484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321896" calcext:value-type="float">
            <text:p>0.32189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910358" calcext:value-type="float">
            <text:p>0.91035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86514" calcext:value-type="float">
            <text:p>0.8651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83237" calcext:value-type="float">
            <text:p>3.8323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54836" calcext:value-type="float">
            <text:p>0.5483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35649" calcext:value-type="float">
            <text:p>4.3564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974931" calcext:value-type="float">
            <text:p>0.97493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52655" calcext:value-type="float">
            <text:p>4.5265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59901" calcext:value-type="float">
            <text:p>2.5990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1.1061" calcext:value-type="float">
            <text:p>11.106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5.05925" calcext:value-type="float">
            <text:p>5.0592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1.074" calcext:value-type="float">
            <text:p>21.07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7.25209" calcext:value-type="float">
            <text:p>7.2520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69913" calcext:value-type="float">
            <text:p>5.6991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2.9797" calcext:value-type="float">
            <text:p>12.979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7117" calcext:value-type="float">
            <text:p>2.711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9.0823" calcext:value-type="float">
            <text:p>19.082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444876" calcext:value-type="float">
            <text:p>0.44487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3.1502" calcext:value-type="float">
            <text:p>23.150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7.092" calcext:value-type="float">
            <text:p>17.09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5.0898" calcext:value-type="float">
            <text:p>25.089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171591" calcext:value-type="float">
            <text:p>0.17159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6.0301" calcext:value-type="float">
            <text:p>26.030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66631" calcext:value-type="float">
            <text:p>1.6663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4.8209" calcext:value-type="float">
            <text:p>24.820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613002" calcext:value-type="float">
            <text:p>0.61300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9.5666" calcext:value-type="float">
            <text:p>19.566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3.0301" calcext:value-type="float">
            <text:p>13.030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3.3593" calcext:value-type="float">
            <text:p>13.359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18071" calcext:value-type="float">
            <text:p>1.1807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0.0969" calcext:value-type="float">
            <text:p>10.096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78173" calcext:value-type="float">
            <text:p>1.7817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5.00965" calcext:value-type="float">
            <text:p>5.0096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04694" calcext:value-type="float">
            <text:p>3.0469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13852" calcext:value-type="float">
            <text:p>2.1385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9486" calcext:value-type="float">
            <text:p>4.948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31593" calcext:value-type="float">
            <text:p>1.3159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7.77369" calcext:value-type="float">
            <text:p>7.7736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61833" calcext:value-type="float">
            <text:p>1.6183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29251" calcext:value-type="float">
            <text:p>5.2925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12727" calcext:value-type="float">
            <text:p>2.1272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94229" calcext:value-type="float">
            <text:p>3.9422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87655" calcext:value-type="float">
            <text:p>2.8765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67843" calcext:value-type="float">
            <text:p>2.6784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15993" calcext:value-type="float">
            <text:p>2.1599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0.151" calcext:value-type="float">
            <text:p>10.15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42084" calcext:value-type="float">
            <text:p>2.4208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48176" calcext:value-type="float">
            <text:p>5.4817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69032" calcext:value-type="float">
            <text:p>2.6903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49902" calcext:value-type="float">
            <text:p>3.4990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55583" calcext:value-type="float">
            <text:p>3.5558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8.25577" calcext:value-type="float">
            <text:p>8.2557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4.13499" calcext:value-type="float">
            <text:p>4.1349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67448" calcext:value-type="float">
            <text:p>1.6744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4.36702" calcext:value-type="float">
            <text:p>4.3670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15505" calcext:value-type="float">
            <text:p>3.1550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6.6348" calcext:value-type="float">
            <text:p>6.634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13899" calcext:value-type="float">
            <text:p>2.1389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8.9152" calcext:value-type="float">
            <text:p>8.915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87002" calcext:value-type="float">
            <text:p>1.8700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0.6028" calcext:value-type="float">
            <text:p>10.602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64712" calcext:value-type="float">
            <text:p>1.6471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7.58973" calcext:value-type="float">
            <text:p>7.5897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30793" calcext:value-type="float">
            <text:p>1.3079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1.8667" calcext:value-type="float">
            <text:p>11.866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37373" calcext:value-type="float">
            <text:p>1.3737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3.0644" calcext:value-type="float">
            <text:p>13.064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03362" calcext:value-type="float">
            <text:p>1.0336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0.2146" calcext:value-type="float">
            <text:p>10.214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37837" calcext:value-type="float">
            <text:p>2.3783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4.0335" calcext:value-type="float">
            <text:p>14.033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979095" calcext:value-type="float">
            <text:p>0.97909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3.8735" calcext:value-type="float">
            <text:p>13.873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67959" calcext:value-type="float">
            <text:p>5.6795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4.1362" calcext:value-type="float">
            <text:p>14.136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548022" calcext:value-type="float">
            <text:p>0.54802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5.5107" calcext:value-type="float">
            <text:p>15.510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628037" calcext:value-type="float">
            <text:p>0.62803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5.3657" calcext:value-type="float">
            <text:p>15.365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09354" calcext:value-type="float">
            <text:p>2.0935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5.5849" calcext:value-type="float">
            <text:p>15.584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67058" calcext:value-type="float">
            <text:p>4.6705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7.3531" calcext:value-type="float">
            <text:p>17.353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597941" calcext:value-type="float">
            <text:p>0.59794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4.8264" calcext:value-type="float">
            <text:p>14.826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85872" calcext:value-type="float">
            <text:p>2.8587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6.2389" calcext:value-type="float">
            <text:p>16.238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52269" calcext:value-type="float">
            <text:p>0.5226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6.0148" calcext:value-type="float">
            <text:p>16.014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390175" calcext:value-type="float">
            <text:p>0.39017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5.0925" calcext:value-type="float">
            <text:p>15.092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43408" calcext:value-type="float">
            <text:p>3.4340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7.1475" calcext:value-type="float">
            <text:p>17.147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53012" calcext:value-type="float">
            <text:p>2.5301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7.0506" calcext:value-type="float">
            <text:p>17.050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89652" calcext:value-type="float">
            <text:p>5.8965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5.6432" calcext:value-type="float">
            <text:p>15.643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1.0794" calcext:value-type="float">
            <text:p>11.079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6.7393" calcext:value-type="float">
            <text:p>16.739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7.49269" calcext:value-type="float">
            <text:p>7.4926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8.6841" calcext:value-type="float">
            <text:p>18.684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3505" calcext:value-type="float">
            <text:p>0.350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6.3119" calcext:value-type="float">
            <text:p>16.311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519372" calcext:value-type="float">
            <text:p>0.51937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7.6349" calcext:value-type="float">
            <text:p>17.634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7.1768" calcext:value-type="float">
            <text:p>17.176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5.8981" calcext:value-type="float">
            <text:p>15.898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10714" calcext:value-type="float">
            <text:p>4.1071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5.3346" calcext:value-type="float">
            <text:p>15.334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61946" calcext:value-type="float">
            <text:p>2.6194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4.219" calcext:value-type="float">
            <text:p>14.21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65204" calcext:value-type="float">
            <text:p>4.6520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2.9491" calcext:value-type="float">
            <text:p>12.949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98405" calcext:value-type="float">
            <text:p>1.9840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2.0153" calcext:value-type="float">
            <text:p>12.015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398028" calcext:value-type="float">
            <text:p>0.39802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1.336" calcext:value-type="float">
            <text:p>11.33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2.7799" calcext:value-type="float">
            <text:p>12.779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0.4457" calcext:value-type="float">
            <text:p>10.445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346411" calcext:value-type="float">
            <text:p>0.34641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9.35695" calcext:value-type="float">
            <text:p>9.3569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62957" calcext:value-type="float">
            <text:p>5.6295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8.4185" calcext:value-type="float">
            <text:p>8.418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04919" calcext:value-type="float">
            <text:p>2.0491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7.85808" calcext:value-type="float">
            <text:p>7.8580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24805" calcext:value-type="float">
            <text:p>1.2480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7.12734" calcext:value-type="float">
            <text:p>7.1273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538869" calcext:value-type="float">
            <text:p>0.53886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6.38997" calcext:value-type="float">
            <text:p>6.3899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568799" calcext:value-type="float">
            <text:p>0.56879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5.71813" calcext:value-type="float">
            <text:p>5.7181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8028" calcext:value-type="float">
            <text:p>2.802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5.26712" calcext:value-type="float">
            <text:p>5.2671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7.57665" calcext:value-type="float">
            <text:p>7.5766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4.63714" calcext:value-type="float">
            <text:p>4.6371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28691" calcext:value-type="float">
            <text:p>5.2869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4.45024" calcext:value-type="float">
            <text:p>4.4502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3.4307" calcext:value-type="float">
            <text:p>13.430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86402" calcext:value-type="float">
            <text:p>3.8640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3.9004" calcext:value-type="float">
            <text:p>13.900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45882" calcext:value-type="float">
            <text:p>3.4588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09272" calcext:value-type="float">
            <text:p>0.0927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10526" calcext:value-type="float">
            <text:p>3.1052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0123183" calcext:value-type="float">
            <text:p>0.012318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79767" calcext:value-type="float">
            <text:p>2.7976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0540721" calcext:value-type="float">
            <text:p>0.054072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06639" calcext:value-type="float">
            <text:p>3.0663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196013" calcext:value-type="float">
            <text:p>0.19601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96818" calcext:value-type="float">
            <text:p>2.9681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0890743" calcext:value-type="float">
            <text:p>0.089074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47732" calcext:value-type="float">
            <text:p>3.4773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57515" calcext:value-type="float">
            <text:p>1.5751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12207" calcext:value-type="float">
            <text:p>3.1220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87947" calcext:value-type="float">
            <text:p>1.8794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00825" calcext:value-type="float">
            <text:p>3.0082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31103" calcext:value-type="float">
            <text:p>1.3110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56329" calcext:value-type="float">
            <text:p>3.5632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941819" calcext:value-type="float">
            <text:p>0.94181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29963" calcext:value-type="float">
            <text:p>2.2996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7.88234" calcext:value-type="float">
            <text:p>7.8823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99865" calcext:value-type="float">
            <text:p>2.9986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747525" calcext:value-type="float">
            <text:p>0.74752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90224" calcext:value-type="float">
            <text:p>2.9022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4016" calcext:value-type="float">
            <text:p>0.401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7496" calcext:value-type="float">
            <text:p>3.749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33915" calcext:value-type="float">
            <text:p>2.3391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38514" calcext:value-type="float">
            <text:p>3.3851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03535" calcext:value-type="float">
            <text:p>2.0353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60801" calcext:value-type="float">
            <text:p>2.6080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48863" calcext:value-type="float">
            <text:p>1.4886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56159" calcext:value-type="float">
            <text:p>2.5615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239551" calcext:value-type="float">
            <text:p>0.23955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70048" calcext:value-type="float">
            <text:p>1.7004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765414" calcext:value-type="float">
            <text:p>0.76541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98945" calcext:value-type="float">
            <text:p>1.9894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4873" calcext:value-type="float">
            <text:p>4.487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7727" calcext:value-type="float">
            <text:p>1.772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200059" calcext:value-type="float">
            <text:p>0.20005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50892" calcext:value-type="float">
            <text:p>1.5089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44102" calcext:value-type="float">
            <text:p>3.4410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55736" calcext:value-type="float">
            <text:p>1.5573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6.036" calcext:value-type="float">
            <text:p>16.03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51369" calcext:value-type="float">
            <text:p>1.5136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7.72541" calcext:value-type="float">
            <text:p>7.7254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50645" calcext:value-type="float">
            <text:p>1.5064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06706" calcext:value-type="float">
            <text:p>3.0670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55833" calcext:value-type="float">
            <text:p>1.5583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578392" calcext:value-type="float">
            <text:p>0.57839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59642" calcext:value-type="float">
            <text:p>1.5964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6.77086" calcext:value-type="float">
            <text:p>6.7708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60889" calcext:value-type="float">
            <text:p>1.6088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35566" calcext:value-type="float">
            <text:p>1.3556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65869" calcext:value-type="float">
            <text:p>1.6586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7.5422" calcext:value-type="float">
            <text:p>17.542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54915" calcext:value-type="float">
            <text:p>1.5491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01492" calcext:value-type="float">
            <text:p>1.0149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54741" calcext:value-type="float">
            <text:p>1.5474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655798" calcext:value-type="float">
            <text:p>0.65579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47175" calcext:value-type="float">
            <text:p>1.4717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341232" calcext:value-type="float">
            <text:p>0.34123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50603" calcext:value-type="float">
            <text:p>1.5060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64039" calcext:value-type="float">
            <text:p>2.6403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62762" calcext:value-type="float">
            <text:p>1.6276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862095" calcext:value-type="float">
            <text:p>0.86209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62439" calcext:value-type="float">
            <text:p>1.6243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288379" calcext:value-type="float">
            <text:p>0.28837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43642" calcext:value-type="float">
            <text:p>1.4364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266216" calcext:value-type="float">
            <text:p>0.26621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71559" calcext:value-type="float">
            <text:p>1.7155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7.69529" calcext:value-type="float">
            <text:p>7.6952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68584" calcext:value-type="float">
            <text:p>1.6858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39547" calcext:value-type="float">
            <text:p>2.3954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7408" calcext:value-type="float">
            <text:p>1.740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2.0691" calcext:value-type="float">
            <text:p>12.069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52671" calcext:value-type="float">
            <text:p>1.5267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60283" calcext:value-type="float">
            <text:p>3.6028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43484" calcext:value-type="float">
            <text:p>1.4348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7.3683" calcext:value-type="float">
            <text:p>17.368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67551" calcext:value-type="float">
            <text:p>1.6755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7.8786" calcext:value-type="float">
            <text:p>17.878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41975" calcext:value-type="float">
            <text:p>1.4197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0828135" calcext:value-type="float">
            <text:p>0.082813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34152" calcext:value-type="float">
            <text:p>1.3415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82076" calcext:value-type="float">
            <text:p>5.8207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22737" calcext:value-type="float">
            <text:p>1.2273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4.7843" calcext:value-type="float">
            <text:p>14.784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17897" calcext:value-type="float">
            <text:p>1.1789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268142" calcext:value-type="float">
            <text:p>0.26814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12166" calcext:value-type="float">
            <text:p>1.1216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1.896" calcext:value-type="float">
            <text:p>21.89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990549" calcext:value-type="float">
            <text:p>0.99054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07156" calcext:value-type="float">
            <text:p>2.0715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62588" calcext:value-type="float">
            <text:p>1.6258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64621" calcext:value-type="float">
            <text:p>1.6462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07571" calcext:value-type="float">
            <text:p>2.0757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563737" calcext:value-type="float">
            <text:p>0.56373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73975" calcext:value-type="float">
            <text:p>1.7397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6.33545" calcext:value-type="float">
            <text:p>6.3354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15885" calcext:value-type="float">
            <text:p>1.1588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629659" calcext:value-type="float">
            <text:p>0.62965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22868" calcext:value-type="float">
            <text:p>1.2286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228767" calcext:value-type="float">
            <text:p>0.22876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520133" calcext:value-type="float">
            <text:p>0.52013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434874" calcext:value-type="float">
            <text:p>0.43487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47336" calcext:value-type="float">
            <text:p>0.4733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138931" calcext:value-type="float">
            <text:p>0.13893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45813" calcext:value-type="float">
            <text:p>0.4581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2937" calcext:value-type="float">
            <text:p>0.293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98366" calcext:value-type="float">
            <text:p>0.9836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0.6383" calcext:value-type="float">
            <text:p>20.638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721398" calcext:value-type="float">
            <text:p>0.72139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6.22585" calcext:value-type="float">
            <text:p>6.2258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395975" calcext:value-type="float">
            <text:p>0.39597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22641" calcext:value-type="float">
            <text:p>1.2264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95387" calcext:value-type="float">
            <text:p>0.9538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54211" calcext:value-type="float">
            <text:p>1.5421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77147" calcext:value-type="float">
            <text:p>2.7714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58095" calcext:value-type="float">
            <text:p>0.5809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5.2226" calcext:value-type="float">
            <text:p>5.222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535677" calcext:value-type="float">
            <text:p>0.53567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7.69005" calcext:value-type="float">
            <text:p>7.6900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163464" calcext:value-type="float">
            <text:p>0.16346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6.7027" calcext:value-type="float">
            <text:p>16.702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5.954" calcext:value-type="float">
            <text:p>15.95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2.6518" calcext:value-type="float">
            <text:p>22.651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940488" calcext:value-type="float">
            <text:p>0.94048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6.4708" calcext:value-type="float">
            <text:p>26.470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380909" calcext:value-type="float">
            <text:p>0.38090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6.9621" calcext:value-type="float">
            <text:p>26.962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47427" calcext:value-type="float">
            <text:p>2.4742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6.7777" calcext:value-type="float">
            <text:p>26.777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83188" calcext:value-type="float">
            <text:p>2.8318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5.0388" calcext:value-type="float">
            <text:p>25.038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822479" calcext:value-type="float">
            <text:p>0.82247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8.6474" calcext:value-type="float">
            <text:p>18.647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183934" calcext:value-type="float">
            <text:p>0.18393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0.1695" calcext:value-type="float">
            <text:p>10.169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5575" calcext:value-type="float">
            <text:p>5.557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9.66842" calcext:value-type="float">
            <text:p>9.6684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51557" calcext:value-type="float">
            <text:p>1.5155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90712" calcext:value-type="float">
            <text:p>3.9071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49866" calcext:value-type="float">
            <text:p>1.4986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34159" calcext:value-type="float">
            <text:p>1.3415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10341" calcext:value-type="float">
            <text:p>2.1034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51961" calcext:value-type="float">
            <text:p>1.5196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8.96009" calcext:value-type="float">
            <text:p>8.9600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84579" calcext:value-type="float">
            <text:p>1.8457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26461" calcext:value-type="float">
            <text:p>2.2646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99406" calcext:value-type="float">
            <text:p>1.9940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3623" calcext:value-type="float">
            <text:p>5.362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29307" calcext:value-type="float">
            <text:p>2.2930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56465" calcext:value-type="float">
            <text:p>3.5646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4537" calcext:value-type="float">
            <text:p>2.453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97883" calcext:value-type="float">
            <text:p>2.9788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7945" calcext:value-type="float">
            <text:p>2.794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68818" calcext:value-type="float">
            <text:p>3.6881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74663" calcext:value-type="float">
            <text:p>3.7466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32251" calcext:value-type="float">
            <text:p>2.3225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63326" calcext:value-type="float">
            <text:p>3.6332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9.38315" calcext:value-type="float">
            <text:p>9.3831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4.89186" calcext:value-type="float">
            <text:p>4.8918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8.33226" calcext:value-type="float">
            <text:p>8.3322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5.96917" calcext:value-type="float">
            <text:p>5.9691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00592" calcext:value-type="float">
            <text:p>2.0059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8.43432" calcext:value-type="float">
            <text:p>8.4343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32183" calcext:value-type="float">
            <text:p>5.3218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8.45781" calcext:value-type="float">
            <text:p>8.4578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27275" calcext:value-type="float">
            <text:p>1.2727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7.63795" calcext:value-type="float">
            <text:p>7.6379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14769" calcext:value-type="float">
            <text:p>2.1476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1.4506" calcext:value-type="float">
            <text:p>11.450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31726" calcext:value-type="float">
            <text:p>4.3172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3.1577" calcext:value-type="float">
            <text:p>13.157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00798" calcext:value-type="float">
            <text:p>5.0079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1.0896" calcext:value-type="float">
            <text:p>11.089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07531" calcext:value-type="float">
            <text:p>1.0753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2.9678" calcext:value-type="float">
            <text:p>12.967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51083" calcext:value-type="float">
            <text:p>5.5108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3.4903" calcext:value-type="float">
            <text:p>13.490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69386" calcext:value-type="float">
            <text:p>0.6938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5.0318" calcext:value-type="float">
            <text:p>15.031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11543" calcext:value-type="float">
            <text:p>1.1154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4.4137" calcext:value-type="float">
            <text:p>14.413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85015" calcext:value-type="float">
            <text:p>5.8501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4.5413" calcext:value-type="float">
            <text:p>14.541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83742" calcext:value-type="float">
            <text:p>1.8374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6.7028" calcext:value-type="float">
            <text:p>16.702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97356" calcext:value-type="float">
            <text:p>2.9735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4.644" calcext:value-type="float">
            <text:p>14.64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697846" calcext:value-type="float">
            <text:p>0.69784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4.4039" calcext:value-type="float">
            <text:p>14.403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33636" calcext:value-type="float">
            <text:p>2.3363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6.1509" calcext:value-type="float">
            <text:p>16.150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45434" calcext:value-type="float">
            <text:p>1.4543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4.8227" calcext:value-type="float">
            <text:p>14.822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336366" calcext:value-type="float">
            <text:p>0.33636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4.7776" calcext:value-type="float">
            <text:p>14.777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473135" calcext:value-type="float">
            <text:p>0.47313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4.2968" calcext:value-type="float">
            <text:p>14.296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886806" calcext:value-type="float">
            <text:p>0.88680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5.8896" calcext:value-type="float">
            <text:p>15.889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5.2799" calcext:value-type="float">
            <text:p>25.279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7.2111" calcext:value-type="float">
            <text:p>17.211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171201" calcext:value-type="float">
            <text:p>0.17120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3.8832" calcext:value-type="float">
            <text:p>23.883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7.54582" calcext:value-type="float">
            <text:p>7.5458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4.9898" calcext:value-type="float">
            <text:p>24.989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22615" calcext:value-type="float">
            <text:p>1.2261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8.3973" calcext:value-type="float">
            <text:p>28.397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7.0999" calcext:value-type="float">
            <text:p>17.099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1.7949" calcext:value-type="float">
            <text:p>31.794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194592" calcext:value-type="float">
            <text:p>0.19459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3.1139" calcext:value-type="float">
            <text:p>33.113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4.7971" calcext:value-type="float">
            <text:p>14.797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3.8425" calcext:value-type="float">
            <text:p>13.842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58771" calcext:value-type="float">
            <text:p>1.5877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8.80061" calcext:value-type="float">
            <text:p>8.8006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776" calcext:value-type="float">
            <text:p>3.77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5.98428" calcext:value-type="float">
            <text:p>5.9842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887159" calcext:value-type="float">
            <text:p>0.88715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5.18795" calcext:value-type="float">
            <text:p>5.1879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919611" calcext:value-type="float">
            <text:p>0.91961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5.24267" calcext:value-type="float">
            <text:p>5.2426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152209" calcext:value-type="float">
            <text:p>0.15220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5.27589" calcext:value-type="float">
            <text:p>5.2758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306754" calcext:value-type="float">
            <text:p>0.30675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4.93568" calcext:value-type="float">
            <text:p>4.9356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63169" calcext:value-type="float">
            <text:p>1.6316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4.53642" calcext:value-type="float">
            <text:p>4.5364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05762" calcext:value-type="float">
            <text:p>2.0576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4.14325" calcext:value-type="float">
            <text:p>4.1432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547706" calcext:value-type="float">
            <text:p>0.54770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4.98055" calcext:value-type="float">
            <text:p>4.9805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414297" calcext:value-type="float">
            <text:p>0.41429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5.0708" calcext:value-type="float">
            <text:p>5.070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13099" calcext:value-type="float">
            <text:p>1.1309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724" calcext:value-type="float">
            <text:p>3.72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00383" calcext:value-type="float">
            <text:p>3.0038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5.19878" calcext:value-type="float">
            <text:p>5.1987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99965" calcext:value-type="float">
            <text:p>5.9996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4.53438" calcext:value-type="float">
            <text:p>4.5343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38144" calcext:value-type="float">
            <text:p>4.3814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4.99991" calcext:value-type="float">
            <text:p>4.9999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9.23693" calcext:value-type="float">
            <text:p>9.2369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6.06855" calcext:value-type="float">
            <text:p>6.0685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6.39564" calcext:value-type="float">
            <text:p>6.3956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4.72254" calcext:value-type="float">
            <text:p>4.7225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58779" calcext:value-type="float">
            <text:p>2.5877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6.77346" calcext:value-type="float">
            <text:p>6.7734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1394" calcext:value-type="float">
            <text:p>2.139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6.25102" calcext:value-type="float">
            <text:p>6.2510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601473" calcext:value-type="float">
            <text:p>0.60147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6.94264" calcext:value-type="float">
            <text:p>6.9426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196686" calcext:value-type="float">
            <text:p>0.19668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6.0227" calcext:value-type="float">
            <text:p>6.022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7.28847" calcext:value-type="float">
            <text:p>7.2884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72137" calcext:value-type="float">
            <text:p>3.7213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83077" calcext:value-type="float">
            <text:p>1.8307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5897" calcext:value-type="float">
            <text:p>3.589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596525" calcext:value-type="float">
            <text:p>0.59652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4.56682" calcext:value-type="float">
            <text:p>4.5668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2576" calcext:value-type="float">
            <text:p>1.257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7.51349" calcext:value-type="float">
            <text:p>7.5134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28289" calcext:value-type="float">
            <text:p>1.2828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7.29614" calcext:value-type="float">
            <text:p>7.2961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43389" calcext:value-type="float">
            <text:p>3.4338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4.84148" calcext:value-type="float">
            <text:p>4.8414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85917" calcext:value-type="float">
            <text:p>2.8591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6.29847" calcext:value-type="float">
            <text:p>6.2984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3.1949" calcext:value-type="float">
            <text:p>13.194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5.59765" calcext:value-type="float">
            <text:p>5.5976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60021" calcext:value-type="float">
            <text:p>1.6002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4.07463" calcext:value-type="float">
            <text:p>4.0746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75001" calcext:value-type="float">
            <text:p>2.7500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24615" calcext:value-type="float">
            <text:p>3.2461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446341" calcext:value-type="float">
            <text:p>0.44634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4.15945" calcext:value-type="float">
            <text:p>4.1594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97162" calcext:value-type="float">
            <text:p>3.9716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06189" calcext:value-type="float">
            <text:p>3.0618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633185" calcext:value-type="float">
            <text:p>0.63318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68166" calcext:value-type="float">
            <text:p>3.6816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7.3947" calcext:value-type="float">
            <text:p>17.394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90096" calcext:value-type="float">
            <text:p>1.9009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5.464" calcext:value-type="float">
            <text:p>15.46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13526" calcext:value-type="float">
            <text:p>1.1352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8.32824" calcext:value-type="float">
            <text:p>8.3282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13818" calcext:value-type="float">
            <text:p>1.1381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43725" calcext:value-type="float">
            <text:p>1.4372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13759" calcext:value-type="float">
            <text:p>1.1375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1.3955" calcext:value-type="float">
            <text:p>21.395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2213" calcext:value-type="float">
            <text:p>1.221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15365" calcext:value-type="float">
            <text:p>5.1536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13042" calcext:value-type="float">
            <text:p>1.1304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6.31044" calcext:value-type="float">
            <text:p>6.3104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10139" calcext:value-type="float">
            <text:p>1.1013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08856" calcext:value-type="float">
            <text:p>1.0885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1245" calcext:value-type="float">
            <text:p>1.124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48382" calcext:value-type="float">
            <text:p>4.4838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07056" calcext:value-type="float">
            <text:p>1.0705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758815" calcext:value-type="float">
            <text:p>0.75881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18163" calcext:value-type="float">
            <text:p>1.1816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7.1025" calcext:value-type="float">
            <text:p>17.102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04885" calcext:value-type="float">
            <text:p>1.0488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845443" calcext:value-type="float">
            <text:p>0.84544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04881" calcext:value-type="float">
            <text:p>1.0488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391994" calcext:value-type="float">
            <text:p>0.39199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968099" calcext:value-type="float">
            <text:p>0.96809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63301" calcext:value-type="float">
            <text:p>4.6330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955595" calcext:value-type="float">
            <text:p>0.95559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0.9077" calcext:value-type="float">
            <text:p>20.907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952302" calcext:value-type="float">
            <text:p>0.95230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484937" calcext:value-type="float">
            <text:p>0.48493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08383" calcext:value-type="float">
            <text:p>1.0838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70349" calcext:value-type="float">
            <text:p>1.7034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956935" calcext:value-type="float">
            <text:p>0.95693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6.02435" calcext:value-type="float">
            <text:p>6.0243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950984" calcext:value-type="float">
            <text:p>0.95098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50679" calcext:value-type="float">
            <text:p>1.5067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927781" calcext:value-type="float">
            <text:p>0.92778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518985" calcext:value-type="float">
            <text:p>0.51898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945759" calcext:value-type="float">
            <text:p>0.94575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6.9927" calcext:value-type="float">
            <text:p>26.992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861642" calcext:value-type="float">
            <text:p>0.86164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4.1705" calcext:value-type="float">
            <text:p>24.170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860965" calcext:value-type="float">
            <text:p>0.86096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11723" calcext:value-type="float">
            <text:p>3.1172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862624" calcext:value-type="float">
            <text:p>0.86262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686204" calcext:value-type="float">
            <text:p>0.68620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822198" calcext:value-type="float">
            <text:p>0.82219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8.5504" calcext:value-type="float">
            <text:p>28.550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79185" calcext:value-type="float">
            <text:p>0.7918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11177" calcext:value-type="float">
            <text:p>2.1117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821696" calcext:value-type="float">
            <text:p>0.82169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61466" calcext:value-type="float">
            <text:p>4.6146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825486" calcext:value-type="float">
            <text:p>0.82548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282258" calcext:value-type="float">
            <text:p>0.28225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14236" calcext:value-type="float">
            <text:p>1.1423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7.322" calcext:value-type="float">
            <text:p>17.32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22783" calcext:value-type="float">
            <text:p>1.2278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885713" calcext:value-type="float">
            <text:p>0.88571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63486" calcext:value-type="float">
            <text:p>1.6348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12218" calcext:value-type="float">
            <text:p>2.1221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93311" calcext:value-type="float">
            <text:p>1.9331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41944" calcext:value-type="float">
            <text:p>2.4194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42332" calcext:value-type="float">
            <text:p>3.4233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35472" calcext:value-type="float">
            <text:p>1.3547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98258" calcext:value-type="float">
            <text:p>1.9825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9.04101" calcext:value-type="float">
            <text:p>9.0410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75857" calcext:value-type="float">
            <text:p>1.7585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80605" calcext:value-type="float">
            <text:p>1.8060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700001" calcext:value-type="float">
            <text:p>0.70000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0018" calcext:value-type="float">
            <text:p>1.001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634019" calcext:value-type="float">
            <text:p>0.63401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148675" calcext:value-type="float">
            <text:p>0.14867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422674" calcext:value-type="float">
            <text:p>0.42267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26839" calcext:value-type="float">
            <text:p>1.2683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18225" calcext:value-type="float">
            <text:p>1.1822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02439" calcext:value-type="float">
            <text:p>2.0243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525768" calcext:value-type="float">
            <text:p>0.52576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127193" calcext:value-type="float">
            <text:p>0.12719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763212" calcext:value-type="float">
            <text:p>0.76321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60329" calcext:value-type="float">
            <text:p>1.6032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38906" calcext:value-type="float">
            <text:p>1.3890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6.24205" calcext:value-type="float">
            <text:p>6.2420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64965" calcext:value-type="float">
            <text:p>2.6496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0.9843" calcext:value-type="float">
            <text:p>10.984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5.03335" calcext:value-type="float">
            <text:p>5.0333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70584" calcext:value-type="float">
            <text:p>1.7058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6.68792" calcext:value-type="float">
            <text:p>6.6879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51798" calcext:value-type="float">
            <text:p>3.5179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3.2286" calcext:value-type="float">
            <text:p>13.228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545844" calcext:value-type="float">
            <text:p>0.54584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7.924" calcext:value-type="float">
            <text:p>17.92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03535" calcext:value-type="float">
            <text:p>4.0353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2.9856" calcext:value-type="float">
            <text:p>22.985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582878" calcext:value-type="float">
            <text:p>0.58287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0.2943" calcext:value-type="float">
            <text:p>20.294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798038" calcext:value-type="float">
            <text:p>0.79803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6.6222" calcext:value-type="float">
            <text:p>26.622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88737" calcext:value-type="float">
            <text:p>4.8873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2.0726" calcext:value-type="float">
            <text:p>22.072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27663" calcext:value-type="float">
            <text:p>2.2766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8.7565" calcext:value-type="float">
            <text:p>18.756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935006" calcext:value-type="float">
            <text:p>0.93500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3.3646" calcext:value-type="float">
            <text:p>13.364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29069" calcext:value-type="float">
            <text:p>2.2906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1.1734" calcext:value-type="float">
            <text:p>11.173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6.64957" calcext:value-type="float">
            <text:p>6.6495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15837" calcext:value-type="float">
            <text:p>3.1583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604366" calcext:value-type="float">
            <text:p>0.60436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49777" calcext:value-type="float">
            <text:p>1.4977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46792" calcext:value-type="float">
            <text:p>3.4679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981517" calcext:value-type="float">
            <text:p>0.98151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0.4083" calcext:value-type="float">
            <text:p>10.408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74978" calcext:value-type="float">
            <text:p>1.7497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68587" calcext:value-type="float">
            <text:p>1.6858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70031" calcext:value-type="float">
            <text:p>1.7003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6.76522" calcext:value-type="float">
            <text:p>6.7652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33101" calcext:value-type="float">
            <text:p>2.3310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8.02534" calcext:value-type="float">
            <text:p>8.0253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01663" calcext:value-type="float">
            <text:p>2.0166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37636" calcext:value-type="float">
            <text:p>2.3763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00728" calcext:value-type="float">
            <text:p>2.0072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65799" calcext:value-type="float">
            <text:p>2.6579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20569" calcext:value-type="float">
            <text:p>2.2056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49929" calcext:value-type="float">
            <text:p>2.4992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47767" calcext:value-type="float">
            <text:p>3.4776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52985" calcext:value-type="float">
            <text:p>2.5298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07429" calcext:value-type="float">
            <text:p>3.0742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74474" calcext:value-type="float">
            <text:p>4.7447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4.40121" calcext:value-type="float">
            <text:p>4.4012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8.21295" calcext:value-type="float">
            <text:p>8.2129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5.71442" calcext:value-type="float">
            <text:p>5.7144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8.94338" calcext:value-type="float">
            <text:p>8.9433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7.33584" calcext:value-type="float">
            <text:p>7.3358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77121" calcext:value-type="float">
            <text:p>2.7712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8.51611" calcext:value-type="float">
            <text:p>8.5161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55188" calcext:value-type="float">
            <text:p>2.5518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7.14822" calcext:value-type="float">
            <text:p>7.1482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88774" calcext:value-type="float">
            <text:p>1.8877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0.7356" calcext:value-type="float">
            <text:p>10.735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94408" calcext:value-type="float">
            <text:p>4.9440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9.7308" calcext:value-type="float">
            <text:p>9.730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1.866" calcext:value-type="float">
            <text:p>11.86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1.0041" calcext:value-type="float">
            <text:p>11.004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53553" calcext:value-type="float">
            <text:p>4.5355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1.044" calcext:value-type="float">
            <text:p>11.04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988024" calcext:value-type="float">
            <text:p>0.98802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3.9871" calcext:value-type="float">
            <text:p>13.987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23845" calcext:value-type="float">
            <text:p>1.2384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4.4338" calcext:value-type="float">
            <text:p>14.433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13235" calcext:value-type="float">
            <text:p>3.1323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4.0029" calcext:value-type="float">
            <text:p>14.002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67686" calcext:value-type="float">
            <text:p>5.6768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3.4693" calcext:value-type="float">
            <text:p>13.469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269737" calcext:value-type="float">
            <text:p>0.26973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6.5685" calcext:value-type="float">
            <text:p>16.568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676023" calcext:value-type="float">
            <text:p>0.67602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5.1247" calcext:value-type="float">
            <text:p>15.124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52731" calcext:value-type="float">
            <text:p>2.5273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6.7184" calcext:value-type="float">
            <text:p>16.718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56979" calcext:value-type="float">
            <text:p>4.5697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5.3324" calcext:value-type="float">
            <text:p>15.332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48824" calcext:value-type="float">
            <text:p>0.4882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5.9206" calcext:value-type="float">
            <text:p>15.920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0.1446" calcext:value-type="float">
            <text:p>10.144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4.3811" calcext:value-type="float">
            <text:p>14.381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318966" calcext:value-type="float">
            <text:p>0.31896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5.0863" calcext:value-type="float">
            <text:p>15.086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359724" calcext:value-type="float">
            <text:p>0.35972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5.0521" calcext:value-type="float">
            <text:p>15.052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366985" calcext:value-type="float">
            <text:p>0.36698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3.8639" calcext:value-type="float">
            <text:p>13.863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6.83365" calcext:value-type="float">
            <text:p>6.8336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5.2276" calcext:value-type="float">
            <text:p>15.227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6.467" calcext:value-type="float">
            <text:p>16.46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3.7911" calcext:value-type="float">
            <text:p>13.791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406712" calcext:value-type="float">
            <text:p>0.40671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2.8311" calcext:value-type="float">
            <text:p>12.831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9.0992" calcext:value-type="float">
            <text:p>19.099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4.8153" calcext:value-type="float">
            <text:p>14.815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2.2155" calcext:value-type="float">
            <text:p>12.215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20998" calcext:value-type="float">
            <text:p>2.2099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1.5916" calcext:value-type="float">
            <text:p>11.591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242628" calcext:value-type="float">
            <text:p>0.24262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0.7353" calcext:value-type="float">
            <text:p>10.735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30145" calcext:value-type="float">
            <text:p>1.3014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9.92154" calcext:value-type="float">
            <text:p>9.9215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561011" calcext:value-type="float">
            <text:p>0.56101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9.16024" calcext:value-type="float">
            <text:p>9.1602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7.16579" calcext:value-type="float">
            <text:p>7.1657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8.54508" calcext:value-type="float">
            <text:p>8.5450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7.13936" calcext:value-type="float">
            <text:p>7.1393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7.89282" calcext:value-type="float">
            <text:p>7.8928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80054" calcext:value-type="float">
            <text:p>4.8005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7.48524" calcext:value-type="float">
            <text:p>7.4852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28622" calcext:value-type="float">
            <text:p>1.2862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7.03656" calcext:value-type="float">
            <text:p>7.0365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897688" calcext:value-type="float">
            <text:p>0.89768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6.1275" calcext:value-type="float">
            <text:p>6.127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760513" calcext:value-type="float">
            <text:p>0.76051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5.71386" calcext:value-type="float">
            <text:p>5.7138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79987" calcext:value-type="float">
            <text:p>0.7998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5.20485" calcext:value-type="float">
            <text:p>5.2048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0765" calcext:value-type="float">
            <text:p>1.076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4.75914" calcext:value-type="float">
            <text:p>4.7591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44846" calcext:value-type="float">
            <text:p>1.4484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4.2823" calcext:value-type="float">
            <text:p>4.282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16627" calcext:value-type="float">
            <text:p>3.1662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79719" calcext:value-type="float">
            <text:p>3.7971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0849" calcext:value-type="float">
            <text:p>3.084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62685" calcext:value-type="float">
            <text:p>3.6268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349284" calcext:value-type="float">
            <text:p>0.34928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12673" calcext:value-type="float">
            <text:p>3.1267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1.0246" calcext:value-type="float">
            <text:p>11.024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85047" calcext:value-type="float">
            <text:p>2.8504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2.1904" calcext:value-type="float">
            <text:p>12.190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69581" calcext:value-type="float">
            <text:p>2.6958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6.21845" calcext:value-type="float">
            <text:p>6.2184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397" calcext:value-type="float">
            <text:p>2.39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9.72804" calcext:value-type="float">
            <text:p>9.7280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45539" calcext:value-type="float">
            <text:p>2.4553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417802" calcext:value-type="float">
            <text:p>0.41780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88125" calcext:value-type="float">
            <text:p>2.8812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06103" calcext:value-type="float">
            <text:p>1.0610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88016" calcext:value-type="float">
            <text:p>2.8801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5032" calcext:value-type="float">
            <text:p>4.503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23132" calcext:value-type="float">
            <text:p>2.2313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338501" calcext:value-type="float">
            <text:p>0.33850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52377" calcext:value-type="float">
            <text:p>3.5237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72762" calcext:value-type="float">
            <text:p>2.7276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18541" calcext:value-type="float">
            <text:p>3.1854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11425" calcext:value-type="float">
            <text:p>2.1142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15657" calcext:value-type="float">
            <text:p>3.1565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47828" calcext:value-type="float">
            <text:p>1.4782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40964" calcext:value-type="float">
            <text:p>3.4096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315388" calcext:value-type="float">
            <text:p>0.31538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42335" calcext:value-type="float">
            <text:p>3.4233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465069" calcext:value-type="float">
            <text:p>0.46506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80127" calcext:value-type="float">
            <text:p>2.8012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16682" calcext:value-type="float">
            <text:p>1.1668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12431" calcext:value-type="float">
            <text:p>3.1243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0.3444" calcext:value-type="float">
            <text:p>10.344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4.07137" calcext:value-type="float">
            <text:p>4.0713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766195" calcext:value-type="float">
            <text:p>0.76619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4.21153" calcext:value-type="float">
            <text:p>4.2115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284192" calcext:value-type="float">
            <text:p>0.28419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94183" calcext:value-type="float">
            <text:p>1.9418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495333" calcext:value-type="float">
            <text:p>0.49533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71437" calcext:value-type="float">
            <text:p>2.7143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7.92475" calcext:value-type="float">
            <text:p>7.9247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84037" calcext:value-type="float">
            <text:p>1.8403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75752" calcext:value-type="float">
            <text:p>5.7575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53335" calcext:value-type="float">
            <text:p>1.5333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8478" calcext:value-type="float">
            <text:p>1.847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2566" calcext:value-type="float">
            <text:p>1.256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64693" calcext:value-type="float">
            <text:p>1.6469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22296" calcext:value-type="float">
            <text:p>1.2229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800969" calcext:value-type="float">
            <text:p>0.80096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26237" calcext:value-type="float">
            <text:p>1.2623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371845" calcext:value-type="float">
            <text:p>0.37184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49896" calcext:value-type="float">
            <text:p>1.4989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54535" calcext:value-type="float">
            <text:p>5.5453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30858" calcext:value-type="float">
            <text:p>1.3085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490207" calcext:value-type="float">
            <text:p>0.49020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51024" calcext:value-type="float">
            <text:p>1.5102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17708" calcext:value-type="float">
            <text:p>4.1770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30133" calcext:value-type="float">
            <text:p>1.3013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899351" calcext:value-type="float">
            <text:p>0.89935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52704" calcext:value-type="float">
            <text:p>1.5270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9.00367" calcext:value-type="float">
            <text:p>9.0036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25414" calcext:value-type="float">
            <text:p>1.2541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64397" calcext:value-type="float">
            <text:p>1.6439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2368" calcext:value-type="float">
            <text:p>1.236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11412" calcext:value-type="float">
            <text:p>1.1141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20928" calcext:value-type="float">
            <text:p>1.2092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33571" calcext:value-type="float">
            <text:p>5.3357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21059" calcext:value-type="float">
            <text:p>1.2105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8.4635" calcext:value-type="float">
            <text:p>18.463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22235" calcext:value-type="float">
            <text:p>1.2223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11127" calcext:value-type="float">
            <text:p>1.1112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19958" calcext:value-type="float">
            <text:p>1.1995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749997" calcext:value-type="float">
            <text:p>0.74999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57347" calcext:value-type="float">
            <text:p>1.5734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55316" calcext:value-type="float">
            <text:p>3.5531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68304" calcext:value-type="float">
            <text:p>1.6830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53665" calcext:value-type="float">
            <text:p>4.5366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25079" calcext:value-type="float">
            <text:p>1.2507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186" calcext:value-type="float">
            <text:p>3.18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38899" calcext:value-type="float">
            <text:p>1.3889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0.6543" calcext:value-type="float">
            <text:p>40.654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21233" calcext:value-type="float">
            <text:p>1.2123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83701" calcext:value-type="float">
            <text:p>1.8370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21047" calcext:value-type="float">
            <text:p>1.2104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11414" calcext:value-type="float">
            <text:p>2.1141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31292" calcext:value-type="float">
            <text:p>1.3129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W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W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W">Z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ZW">Z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 style:data-style-name="N2" text:time-value="21:37:44.7878757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4-18T21:40:00.095705868</dc:date>
    <meta:editing-duration>PT2H34M31S</meta:editing-duration>
    <meta:editing-cycles>9</meta:editing-cycles>
    <meta:document-statistic meta:table-count="1" meta:cell-count="49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cm" chart:symbol-height="0cm" chart:link-data-style-to-source="true"/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cm" chart:symbol-height="0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line" chart:style-name="ch1">
        <chart:legend chart:legend-position="end" svg:x="12.968cm" svg:y="3.955cm" style:legend-expansion="high" chart:style-name="ch2"/>
        <chart:plot-area chart:style-name="ch3" table:cell-range-address="NIS_plot.C1:NIS_plot.D1225" chart:data-source-has-labels="row" svg:x="0.69cm" svg:y="-0.046cm" svg:width="12.544cm" svg:height="8.644cm">
          <chartooo:coordinate-region svg:x="1.311cm" svg:y="0.153cm" svg:width="11.923cm" svg:height="7.3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IS_plot.C2:NIS_plot.C1225" chart:label-cell-address="NIS_plot.C1:NIS_plot.C1" chart:class="chart:line">
            <chart:data-point chart:repeated="1224"/>
          </chart:series>
          <chart:series chart:style-name="ch7" chart:values-cell-range-address="NIS_plot.D2:NIS_plot.D1225" chart:label-cell-address="NIS_plot.D1:NIS_plot.D1" chart:class="chart:line">
            <chart:data-point chart:repeated="12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S</text:p>
                <draw:g>
                  <svg:desc>NIS_plot.C1:NIS_plot.C1</svg:desc>
                </draw:g>
              </table:table-cell>
              <table:table-cell office:value-type="string">
                <text:p>Radar 95%</text:p>
                <draw:g>
                  <svg:desc>NIS_plot.D1:NIS_plo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IS_plot.C2:NIS_plot.C1225</svg:desc>
                </draw:g>
              </table:table-cell>
              <table:table-cell office:value-type="float" office:value="7.805">
                <text:p>7.805</text:p>
                <draw:g>
                  <svg:desc>NIS_plot.D2:NIS_plot.D12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93162">
                <text:p>0.0099316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4774">
                <text:p>19.477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.4371">
                <text:p>43.437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3433">
                <text:p>15.343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2696">
                <text:p>1.0269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33483">
                <text:p>8.3348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26905">
                <text:p>3.2690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6664">
                <text:p>1.7666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90234">
                <text:p>5.9023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8308">
                <text:p>1.5830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47296">
                <text:p>6.4729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.523">
                <text:p>33.52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3791">
                <text:p>10.379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9124">
                <text:p>10.912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21696">
                <text:p>5.2169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3079">
                <text:p>4.307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018">
                <text:p>4.01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8873">
                <text:p>3.6887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87992">
                <text:p>4.8799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0202">
                <text:p>2.1020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04676">
                <text:p>2.0467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81723">
                <text:p>7.8172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0747">
                <text:p>1.1074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14907">
                <text:p>4.1490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3972">
                <text:p>1.397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70634">
                <text:p>0.97063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1499">
                <text:p>1.3149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92409">
                <text:p>8.9240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3209">
                <text:p>1.6320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1769">
                <text:p>1.5176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10296">
                <text:p>0.71029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1614">
                <text:p>1.0161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62">
                <text:p>5.6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69558">
                <text:p>6.6955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84643">
                <text:p>0.78464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06517">
                <text:p>8.0651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1298">
                <text:p>1.2129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09697">
                <text:p>5.0969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.3183">
                <text:p>30.318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04065">
                <text:p>4.0406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79562">
                <text:p>2.7956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40092">
                <text:p>1.4009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16319">
                <text:p>5.1631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62096">
                <text:p>0.86209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22084">
                <text:p>1.2208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90797">
                <text:p>2.9079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4997">
                <text:p>0.4499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30235">
                <text:p>0.43023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.583">
                <text:p>16.58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1045">
                <text:p>0.3104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815">
                <text:p>4.81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3979">
                <text:p>10.397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23679">
                <text:p>0.12367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.1638">
                <text:p>19.163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99084">
                <text:p>1.9908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61975">
                <text:p>2.6197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57835">
                <text:p>5.5783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51091">
                <text:p>0.95109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.80134">
                <text:p>8.8013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86792">
                <text:p>0.78679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46006">
                <text:p>4.4600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55916">
                <text:p>0.15591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.25965">
                <text:p>8.2596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8538">
                <text:p>1.1853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.68757">
                <text:p>8.6875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01731">
                <text:p>7.0173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22807">
                <text:p>2.2280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8703">
                <text:p>1.3870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48182">
                <text:p>1.4818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12755">
                <text:p>1.1275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13446">
                <text:p>4.1344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7.8595">
                <text:p>27.859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.92626">
                <text:p>9.9262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366665">
                <text:p>0.036666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42508">
                <text:p>0.24250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59957">
                <text:p>0.35995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36595">
                <text:p>0.33659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14486">
                <text:p>1.1448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18148">
                <text:p>1.1814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737267">
                <text:p>0.73726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09317">
                <text:p>0.90931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4885">
                <text:p>0.4488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14253">
                <text:p>1.1425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81338">
                <text:p>2.8133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63655">
                <text:p>1.6365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71324">
                <text:p>2.7132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98115">
                <text:p>1.9811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06938">
                <text:p>0.70693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.152">
                <text:p>12.15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34761">
                <text:p>0.33476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64809">
                <text:p>7.6480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.24444">
                <text:p>5.2444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13681">
                <text:p>1.1368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1437">
                <text:p>0.9143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.6799">
                <text:p>6.679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89183">
                <text:p>1.8918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67236">
                <text:p>7.6723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13466">
                <text:p>4.1346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18028">
                <text:p>3.1802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16453">
                <text:p>7.1645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69115">
                <text:p>3.6911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1958">
                <text:p>3.195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40986">
                <text:p>3.4098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35501">
                <text:p>1.3550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76864">
                <text:p>1.7686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83782">
                <text:p>0.28378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.97022">
                <text:p>5.9702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96974">
                <text:p>2.9697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.03769">
                <text:p>5.0376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16207">
                <text:p>1.1620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0.5254">
                <text:p>30.525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8.7835">
                <text:p>18.783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62811">
                <text:p>1.6281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.9575">
                <text:p>10.957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39407">
                <text:p>3.3940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.6539">
                <text:p>17.653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72999">
                <text:p>0.97299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01736">
                <text:p>2.0173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.8905">
                <text:p>13.890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18323">
                <text:p>2.1832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38127">
                <text:p>1.3812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12924">
                <text:p>1.1292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5134">
                <text:p>0.9513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1191">
                <text:p>0.4119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.50473">
                <text:p>7.5047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.3048">
                <text:p>10.304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09521">
                <text:p>0.30952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2282">
                <text:p>0.2228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03529">
                <text:p>1.0352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27407">
                <text:p>5.2740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16509">
                <text:p>3.1650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89678">
                <text:p>0.38967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63751">
                <text:p>0.36375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98128">
                <text:p>3.9812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92684">
                <text:p>0.009268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82907">
                <text:p>0.58290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93865">
                <text:p>2.9386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41244">
                <text:p>3.4124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36915">
                <text:p>3.3691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53288">
                <text:p>2.5328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58129">
                <text:p>0.5812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882003">
                <text:p>0.88200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51382">
                <text:p>1.5138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54828">
                <text:p>1.5482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39532">
                <text:p>3.3953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46755">
                <text:p>3.4675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08841">
                <text:p>3.0884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.88822">
                <text:p>4.8882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.98452">
                <text:p>7.9845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.0972">
                <text:p>10.097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57816">
                <text:p>4.5781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.5605">
                <text:p>9.560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71237">
                <text:p>3.7123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55363">
                <text:p>3.5536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.02365">
                <text:p>7.0236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.30279">
                <text:p>2.3027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.86292">
                <text:p>4.8629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.74874">
                <text:p>5.7487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.92755">
                <text:p>4.9275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.31361">
                <text:p>2.3136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.24733">
                <text:p>9.2473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94034">
                <text:p>0.9403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04686">
                <text:p>1.0468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90727">
                <text:p>1.9072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902533">
                <text:p>0.90253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15513">
                <text:p>1.1551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37806">
                <text:p>1.3780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.64886">
                <text:p>4.6488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40917">
                <text:p>1.4091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34364">
                <text:p>1.3436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586954">
                <text:p>0.58695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768382">
                <text:p>0.76838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.3718">
                <text:p>15.371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15327">
                <text:p>1.1532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294603">
                <text:p>0.29460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.93195">
                <text:p>8.9319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3.4616">
                <text:p>13.461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.62307">
                <text:p>4.6230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231225">
                <text:p>0.23122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.076">
                <text:p>18.07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.13535">
                <text:p>2.1353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729075">
                <text:p>0.72907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652907">
                <text:p>0.065290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.42515">
                <text:p>2.4251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553297">
                <text:p>0.55329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49382">
                <text:p>0.34938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.771">
                <text:p>20.77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.02193">
                <text:p>2.0219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704337">
                <text:p>0.70433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.46465">
                <text:p>4.4646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816038">
                <text:p>0.81603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15144">
                <text:p>1.1514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.93583">
                <text:p>9.9358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89679">
                <text:p>1.8967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7374">
                <text:p>3.737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.03619">
                <text:p>2.0361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.27671">
                <text:p>8.2767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97573">
                <text:p>0.39757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.35933">
                <text:p>6.3593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77126">
                <text:p>0.17712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86896">
                <text:p>1.8689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23031">
                <text:p>0.2303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.74874">
                <text:p>3.7487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.70624">
                <text:p>5.7062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.8003">
                <text:p>6.800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.64515">
                <text:p>2.6451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.13332">
                <text:p>6.1333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27575">
                <text:p>1.2757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49228">
                <text:p>4.4922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826086">
                <text:p>0.82608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780493">
                <text:p>0.78049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84744">
                <text:p>1.8474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19588">
                <text:p>0.1958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.24233">
                <text:p>7.2423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292725">
                <text:p>0.29272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.37688">
                <text:p>9.3768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704853">
                <text:p>0.70485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1025">
                <text:p>1.102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.94247">
                <text:p>7.9424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656328">
                <text:p>0.65632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35564">
                <text:p>1.3556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86617">
                <text:p>0.48661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.3385">
                <text:p>5.338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87291">
                <text:p>4.8729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.33136">
                <text:p>3.3313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24619">
                <text:p>0.32461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.45392">
                <text:p>3.4539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.6757">
                <text:p>3.675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94374">
                <text:p>0.49437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91765">
                <text:p>0.49176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89189">
                <text:p>1.8918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.4158">
                <text:p>11.415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01669">
                <text:p>4.0166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.90662">
                <text:p>5.9066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3.5455">
                <text:p>13.545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.82554">
                <text:p>2.8255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.8482">
                <text:p>15.848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44885">
                <text:p>1.4488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24963">
                <text:p>0.2496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.2616">
                <text:p>10.261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3.3884">
                <text:p>13.388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18226">
                <text:p>1.1822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.8287">
                <text:p>6.828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386318">
                <text:p>0.038631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.65934">
                <text:p>7.6593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.46908">
                <text:p>2.4690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24519">
                <text:p>1.2451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.61189">
                <text:p>2.6118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.12973">
                <text:p>8.1297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09517">
                <text:p>1.0951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368156">
                <text:p>0.36815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222813">
                <text:p>0.22281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724841">
                <text:p>0.072484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910358">
                <text:p>0.91035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.83237">
                <text:p>3.8323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.35649">
                <text:p>4.3564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.52655">
                <text:p>4.5265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1.1061">
                <text:p>11.106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1.074">
                <text:p>21.07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69913">
                <text:p>5.6991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.7117">
                <text:p>2.711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444876">
                <text:p>0.44487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7.092">
                <text:p>17.09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171591">
                <text:p>0.17159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66631">
                <text:p>1.6663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613002">
                <text:p>0.61300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3.0301">
                <text:p>13.030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18071">
                <text:p>1.1807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78173">
                <text:p>1.7817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.04694">
                <text:p>3.0469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.9486">
                <text:p>4.948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.77369">
                <text:p>7.7736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29251">
                <text:p>5.2925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.94229">
                <text:p>3.9422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.67843">
                <text:p>2.6784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0.151">
                <text:p>10.15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48176">
                <text:p>5.4817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.49902">
                <text:p>3.4990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8.25577">
                <text:p>8.2557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67448">
                <text:p>1.6744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.15505">
                <text:p>3.1550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.13899">
                <text:p>2.1389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87002">
                <text:p>1.8700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64712">
                <text:p>1.6471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30793">
                <text:p>1.3079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37373">
                <text:p>1.3737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03362">
                <text:p>1.0336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.37837">
                <text:p>2.3783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979095">
                <text:p>0.97909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67959">
                <text:p>5.6795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548022">
                <text:p>0.54802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628037">
                <text:p>0.62803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.09354">
                <text:p>2.0935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.67058">
                <text:p>4.6705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597941">
                <text:p>0.59794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.85872">
                <text:p>2.8587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52269">
                <text:p>0.5226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390175">
                <text:p>0.39017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.43408">
                <text:p>3.4340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.53012">
                <text:p>2.5301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.89652">
                <text:p>5.8965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1.0794">
                <text:p>11.079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.49269">
                <text:p>7.4926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3505">
                <text:p>0.350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519372">
                <text:p>0.51937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7.1768">
                <text:p>17.176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.10714">
                <text:p>4.1071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.61946">
                <text:p>2.6194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.65204">
                <text:p>4.6520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98405">
                <text:p>1.9840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398028">
                <text:p>0.39802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.7799">
                <text:p>12.779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346411">
                <text:p>0.34641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.62957">
                <text:p>5.6295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.04919">
                <text:p>2.0491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24805">
                <text:p>1.2480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538869">
                <text:p>0.53886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568799">
                <text:p>0.56879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.8028">
                <text:p>2.802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.57665">
                <text:p>7.5766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.28691">
                <text:p>5.2869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.4307">
                <text:p>13.430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3.9004">
                <text:p>13.900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9272">
                <text:p>0.0927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123183">
                <text:p>0.012318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540721">
                <text:p>0.054072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196013">
                <text:p>0.19601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890743">
                <text:p>0.089074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57515">
                <text:p>1.5751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87947">
                <text:p>1.8794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31103">
                <text:p>1.3110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941819">
                <text:p>0.94181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.88234">
                <text:p>7.8823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747525">
                <text:p>0.74752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4016">
                <text:p>0.401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.33915">
                <text:p>2.3391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.03535">
                <text:p>2.0353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48863">
                <text:p>1.4886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239551">
                <text:p>0.23955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765414">
                <text:p>0.76541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.4873">
                <text:p>4.487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200059">
                <text:p>0.20005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.44102">
                <text:p>3.4410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6.036">
                <text:p>16.03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.72541">
                <text:p>7.7254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.06706">
                <text:p>3.0670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578392">
                <text:p>0.57839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.77086">
                <text:p>6.7708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35566">
                <text:p>1.3556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7.5422">
                <text:p>17.542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.01492">
                <text:p>1.0149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655798">
                <text:p>0.65579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341232">
                <text:p>0.34123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.64039">
                <text:p>2.6403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862095">
                <text:p>0.86209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288379">
                <text:p>0.28837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266216">
                <text:p>0.26621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.69529">
                <text:p>7.6952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.39547">
                <text:p>2.3954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2.0691">
                <text:p>12.069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.60283">
                <text:p>3.6028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7.3683">
                <text:p>17.368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7.8786">
                <text:p>17.878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828135">
                <text:p>0.082813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.82076">
                <text:p>5.8207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.7843">
                <text:p>14.784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268142">
                <text:p>0.26814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1.896">
                <text:p>21.89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.07156">
                <text:p>2.0715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64621">
                <text:p>1.6462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563737">
                <text:p>0.56373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.33545">
                <text:p>6.3354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629659">
                <text:p>0.62965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228767">
                <text:p>0.22876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434874">
                <text:p>0.43487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138931">
                <text:p>0.13893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2937">
                <text:p>0.293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0.6383">
                <text:p>20.638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.22585">
                <text:p>6.2258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22641">
                <text:p>1.2264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54211">
                <text:p>1.5421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58095">
                <text:p>0.5809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535677">
                <text:p>0.53567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163464">
                <text:p>0.16346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.954">
                <text:p>15.95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940488">
                <text:p>0.94048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380909">
                <text:p>0.38090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.47427">
                <text:p>2.4742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.83188">
                <text:p>2.8318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822479">
                <text:p>0.82247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183934">
                <text:p>0.18393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.5575">
                <text:p>5.557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.51557">
                <text:p>1.5155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49866">
                <text:p>1.4986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.10341">
                <text:p>2.1034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.96009">
                <text:p>8.9600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.26461">
                <text:p>2.2646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.3623">
                <text:p>5.362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.56465">
                <text:p>3.5646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.97883">
                <text:p>2.9788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.68818">
                <text:p>3.6881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.32251">
                <text:p>2.3225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.38315">
                <text:p>9.3831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.33226">
                <text:p>8.3322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.00592">
                <text:p>2.0059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.32183">
                <text:p>5.3218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.27275">
                <text:p>1.2727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.14769">
                <text:p>2.1476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.31726">
                <text:p>4.3172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.00798">
                <text:p>5.0079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.07531">
                <text:p>1.0753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.51083">
                <text:p>5.5108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69386">
                <text:p>0.6938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.11543">
                <text:p>1.1154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.85015">
                <text:p>5.8501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.83742">
                <text:p>1.8374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.97356">
                <text:p>2.9735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697846">
                <text:p>0.69784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.33636">
                <text:p>2.3363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.45434">
                <text:p>1.4543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336366">
                <text:p>0.33636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473135">
                <text:p>0.47313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886806">
                <text:p>0.88680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5.2799">
                <text:p>25.279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171201">
                <text:p>0.17120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7.54582">
                <text:p>7.5458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.22615">
                <text:p>1.2261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.0999">
                <text:p>17.099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194592">
                <text:p>0.19459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4.7971">
                <text:p>14.797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.58771">
                <text:p>1.5877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.776">
                <text:p>3.77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887159">
                <text:p>0.88715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919611">
                <text:p>0.91961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152209">
                <text:p>0.15220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306754">
                <text:p>0.30675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.63169">
                <text:p>1.6316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.05762">
                <text:p>2.0576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547706">
                <text:p>0.54770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414297">
                <text:p>0.41429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.13099">
                <text:p>1.1309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.00383">
                <text:p>3.0038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.99965">
                <text:p>5.9996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.38144">
                <text:p>4.3814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.23693">
                <text:p>9.2369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6.39564">
                <text:p>6.3956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.58779">
                <text:p>2.5877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.1394">
                <text:p>2.139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601473">
                <text:p>0.60147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196686">
                <text:p>0.19668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7.28847">
                <text:p>7.2884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.83077">
                <text:p>1.8307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596525">
                <text:p>0.59652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2576">
                <text:p>1.257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.28289">
                <text:p>1.2828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.43389">
                <text:p>3.4338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.85917">
                <text:p>2.8591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3.1949">
                <text:p>13.194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.60021">
                <text:p>1.6002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.75001">
                <text:p>2.7500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446341">
                <text:p>0.44634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.97162">
                <text:p>3.9716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633185">
                <text:p>0.63318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7.3947">
                <text:p>17.394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5.464">
                <text:p>15.46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8.32824">
                <text:p>8.3282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.43725">
                <text:p>1.4372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1.3955">
                <text:p>21.395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5.15365">
                <text:p>5.1536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.31044">
                <text:p>6.3104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.08856">
                <text:p>1.0885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.48382">
                <text:p>4.4838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758815">
                <text:p>0.75881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7.1025">
                <text:p>17.102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845443">
                <text:p>0.84544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391994">
                <text:p>0.39199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.63301">
                <text:p>4.6330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0.9077">
                <text:p>20.907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484937">
                <text:p>0.48493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.70349">
                <text:p>1.7034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.02435">
                <text:p>6.0243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.50679">
                <text:p>1.5067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518985">
                <text:p>0.51898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6.9927">
                <text:p>26.992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4.1705">
                <text:p>24.170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.11723">
                <text:p>3.1172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686204">
                <text:p>0.68620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8.5504">
                <text:p>28.550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.11177">
                <text:p>2.1117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.61466">
                <text:p>4.6146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282258">
                <text:p>0.28225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7.322">
                <text:p>17.32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885713">
                <text:p>0.88571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.12218">
                <text:p>2.1221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.41944">
                <text:p>2.4194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.35472">
                <text:p>1.3547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.04101">
                <text:p>9.0410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.80605">
                <text:p>1.8060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.0018">
                <text:p>1.001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148675">
                <text:p>0.14867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.26839">
                <text:p>1.2683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.02439">
                <text:p>2.0243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127193">
                <text:p>0.12719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.60329">
                <text:p>1.6032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6.24205">
                <text:p>6.2420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.9843">
                <text:p>10.984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.70584">
                <text:p>1.7058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.51798">
                <text:p>3.5179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545844">
                <text:p>0.54584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4.03535">
                <text:p>4.0353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582878">
                <text:p>0.58287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798038">
                <text:p>0.79803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4.88737">
                <text:p>4.8873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.27663">
                <text:p>2.2766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935006">
                <text:p>0.93500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.29069">
                <text:p>2.2906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6.64957">
                <text:p>6.6495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604366">
                <text:p>0.60436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.46792">
                <text:p>3.4679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.4083">
                <text:p>10.408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.68587">
                <text:p>1.6858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6.76522">
                <text:p>6.7652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8.02534">
                <text:p>8.0253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.37636">
                <text:p>2.3763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.65799">
                <text:p>2.6579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.49929">
                <text:p>2.4992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.52985">
                <text:p>2.5298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4.74474">
                <text:p>4.7447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8.21295">
                <text:p>8.2129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8.94338">
                <text:p>8.9433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.77121">
                <text:p>2.7712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.55188">
                <text:p>2.5518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.88774">
                <text:p>1.8877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4.94408">
                <text:p>4.9440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1.866">
                <text:p>11.86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4.53553">
                <text:p>4.5355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988024">
                <text:p>0.98802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.23845">
                <text:p>1.2384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.13235">
                <text:p>3.1323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.67686">
                <text:p>5.6768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269737">
                <text:p>0.26973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676023">
                <text:p>0.67602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.52731">
                <text:p>2.5273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4.56979">
                <text:p>4.5697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48824">
                <text:p>0.4882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.1446">
                <text:p>10.144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318966">
                <text:p>0.31896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359724">
                <text:p>0.35972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366985">
                <text:p>0.36698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6.83365">
                <text:p>6.8336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6.467">
                <text:p>16.46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406712">
                <text:p>0.40671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9.0992">
                <text:p>19.099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.78515">
                <text:p>2.7851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.20998">
                <text:p>2.2099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242628">
                <text:p>0.24262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.30145">
                <text:p>1.3014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561011">
                <text:p>0.56101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7.16579">
                <text:p>7.1657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7.13936">
                <text:p>7.1393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4.80054">
                <text:p>4.8005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.28622">
                <text:p>1.2862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897688">
                <text:p>0.89768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760513">
                <text:p>0.76051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79987">
                <text:p>0.7998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.0765">
                <text:p>1.076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.44846">
                <text:p>1.4484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.16627">
                <text:p>3.1662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.0849">
                <text:p>3.084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349284">
                <text:p>0.34928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.0246">
                <text:p>11.024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2.1904">
                <text:p>12.190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6.21845">
                <text:p>6.2184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9.72804">
                <text:p>9.7280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417802">
                <text:p>0.41780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.06103">
                <text:p>1.0610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4.5032">
                <text:p>4.503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338501">
                <text:p>0.33850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.72762">
                <text:p>2.7276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.11425">
                <text:p>2.1142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.47828">
                <text:p>1.4782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315388">
                <text:p>0.31538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465069">
                <text:p>0.46506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.16682">
                <text:p>1.1668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0.3444">
                <text:p>10.344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766195">
                <text:p>0.76619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284192">
                <text:p>0.28419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495333">
                <text:p>0.49533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7.92475">
                <text:p>7.9247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5.75752">
                <text:p>5.7575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.8478">
                <text:p>1.847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.64693">
                <text:p>1.6469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800969">
                <text:p>0.80096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371845">
                <text:p>0.37184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.54535">
                <text:p>5.5453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490207">
                <text:p>0.49020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4.17708">
                <text:p>4.1770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899351">
                <text:p>0.89935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9.00367">
                <text:p>9.0036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.64397">
                <text:p>1.6439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.11412">
                <text:p>1.1141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5.33571">
                <text:p>5.3357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8.4635">
                <text:p>18.463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.11127">
                <text:p>1.1112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749997">
                <text:p>0.74999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3.55316">
                <text:p>3.5531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4.53665">
                <text:p>4.5366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.186">
                <text:p>3.18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40.6543">
                <text:p>40.654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.83701">
                <text:p>1.8370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.11414">
                <text:p>2.1141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line" chart:style-name="ch1">
        <chart:legend chart:legend-position="end" svg:x="13.021cm" svg:y="3.955cm" style:legend-expansion="high" chart:style-name="ch2"/>
        <chart:plot-area chart:style-name="ch3" table:cell-range-address="NIS_plot.A1:NIS_plot.B1225" chart:data-source-has-labels="row" svg:x="0.69cm" svg:y="-0.046cm" svg:width="12.544cm" svg:height="8.644cm">
          <chartooo:coordinate-region svg:x="1.311cm" svg:y="0.153cm" svg:width="11.923cm" svg:height="7.3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IS_plot.A2:NIS_plot.A1225" chart:label-cell-address="NIS_plot.A1:NIS_plot.A1" chart:class="chart:line">
            <chart:data-point chart:repeated="1224"/>
          </chart:series>
          <chart:series chart:style-name="ch7" chart:values-cell-range-address="NIS_plot.B2:NIS_plot.B1225" chart:label-cell-address="NIS_plot.B1:NIS_plot.B1" chart:class="chart:line">
            <chart:data-point chart:repeated="12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S</text:p>
                <draw:g>
                  <svg:desc>NIS_plot.A1:NIS_plot.A1</svg:desc>
                </draw:g>
              </table:table-cell>
              <table:table-cell office:value-type="string">
                <text:p>Laser 95%</text:p>
                <draw:g>
                  <svg:desc>NIS_plot.B1:NIS_plo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IS_plot.A2:NIS_plot.A1225</svg:desc>
                </draw:g>
              </table:table-cell>
              <table:table-cell office:value-type="float" office:value="5.991">
                <text:p>5.991</text:p>
                <draw:g>
                  <svg:desc>NIS_plot.B2:NIS_plot.B12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947">
                <text:p>0.9894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7457">
                <text:p>0.97745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14552">
                <text:p>0.91455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0074">
                <text:p>1.0007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5934">
                <text:p>0.82593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1933">
                <text:p>1.6193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7029">
                <text:p>2.2702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94622">
                <text:p>4.946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54385">
                <text:p>5.543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88705">
                <text:p>4.8870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14477">
                <text:p>7.1447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96616">
                <text:p>3.9661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71001">
                <text:p>5.7100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3686">
                <text:p>5.368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7681">
                <text:p>3.6768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49444">
                <text:p>2.4944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5768">
                <text:p>1.157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54383">
                <text:p>0.95438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8817">
                <text:p>0.5881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6144">
                <text:p>0.6614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14194">
                <text:p>0.6141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25922">
                <text:p>0.5259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16716">
                <text:p>0.61671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12113">
                <text:p>0.41211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7699">
                <text:p>0.3876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44114">
                <text:p>0.3441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6683">
                <text:p>0.53668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23546">
                <text:p>0.3235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34564">
                <text:p>0.33456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86562">
                <text:p>0.48656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11245">
                <text:p>0.31124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32194">
                <text:p>0.3321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7358">
                <text:p>0.3735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44236">
                <text:p>0.4442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06294">
                <text:p>0.4062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26694">
                <text:p>0.6266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87375">
                <text:p>0.48737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66495">
                <text:p>0.86649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35417">
                <text:p>0.63541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77927">
                <text:p>0.7779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46069">
                <text:p>0.44606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7133">
                <text:p>0.9713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87545">
                <text:p>0.78754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07391">
                <text:p>0.30739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23264">
                <text:p>0.62326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2369">
                <text:p>0.3236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0698">
                <text:p>0.406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01575">
                <text:p>0.50157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20154">
                <text:p>0.52015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222">
                <text:p>0.52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47335">
                <text:p>0.94733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35914">
                <text:p>0.7359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3972">
                <text:p>1.0397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15401">
                <text:p>0.71540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66895">
                <text:p>2.6689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5677">
                <text:p>1.0567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4304">
                <text:p>1.430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86434">
                <text:p>0.88643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55334">
                <text:p>0.35533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6845">
                <text:p>0.5684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36104">
                <text:p>0.23610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72195">
                <text:p>0.17219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24236">
                <text:p>0.3242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21798">
                <text:p>0.4217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6473">
                <text:p>0.5647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00622">
                <text:p>1.006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844">
                <text:p>1.84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52897">
                <text:p>1.528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08815">
                <text:p>2.08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89505">
                <text:p>1.8950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39158">
                <text:p>2.3915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64851">
                <text:p>1.6485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38358">
                <text:p>1.3835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06427">
                <text:p>1.064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35057">
                <text:p>0.63505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23395">
                <text:p>0.22339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25154">
                <text:p>0.22515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80745">
                <text:p>0.18074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02689">
                <text:p>0.20268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18599">
                <text:p>0.2185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97966">
                <text:p>0.1979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16199">
                <text:p>0.3161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66666">
                <text:p>0.4666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91107">
                <text:p>0.19110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50385">
                <text:p>1.503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1047">
                <text:p>2.104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49593">
                <text:p>2.4959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92822">
                <text:p>2.928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.16479">
                <text:p>6.1647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.18478">
                <text:p>5.1847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91518">
                <text:p>7.9151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42083">
                <text:p>8.4208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.55509">
                <text:p>9.5550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61955">
                <text:p>7.6195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.0038">
                <text:p>10.003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.4362">
                <text:p>10.436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25044">
                <text:p>9.2504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.86775">
                <text:p>8.8677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.26797">
                <text:p>8.267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78267">
                <text:p>6.782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61556">
                <text:p>5.6155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50933">
                <text:p>4.5093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09418">
                <text:p>3.0941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51341">
                <text:p>3.5134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91597">
                <text:p>3.915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44691">
                <text:p>2.4469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27959">
                <text:p>1.2795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13637">
                <text:p>0.9136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40127">
                <text:p>1.401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78042">
                <text:p>0.97804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876177">
                <text:p>0.87617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83604">
                <text:p>0.38360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9034">
                <text:p>0.3903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29014">
                <text:p>0.2290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41108">
                <text:p>0.24110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77297">
                <text:p>0.4772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81703">
                <text:p>0.28170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75867">
                <text:p>0.3758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7983">
                <text:p>0.8798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37368">
                <text:p>1.373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6805">
                <text:p>2.680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63055">
                <text:p>2.6305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21595">
                <text:p>2.2159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17866">
                <text:p>1.178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80633">
                <text:p>0.48063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43338">
                <text:p>0.44333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66888">
                <text:p>0.36688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55021">
                <text:p>0.25502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677368">
                <text:p>0.6773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15837">
                <text:p>1.158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834503">
                <text:p>0.83450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20807">
                <text:p>2.2080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36652">
                <text:p>4.3665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.49218">
                <text:p>7.4921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.717">
                <text:p>16.71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6.71">
                <text:p>26.7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9.1232">
                <text:p>29.123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0.9418">
                <text:p>40.941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8.5577">
                <text:p>48.557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2.0066">
                <text:p>52.00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9.0995">
                <text:p>59.099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3.0081">
                <text:p>53.008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9.1301">
                <text:p>39.130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4.1807">
                <text:p>24.180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.2842">
                <text:p>12.284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.34281">
                <text:p>4.3428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39827">
                <text:p>1.398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11985">
                <text:p>1.119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79838">
                <text:p>1.7983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27056">
                <text:p>2.2705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.60213">
                <text:p>2.6021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28212">
                <text:p>2.2821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40401">
                <text:p>2.4040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25792">
                <text:p>3.2579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95144">
                <text:p>3.9514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.96028">
                <text:p>4.9602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21556">
                <text:p>7.2155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.42422">
                <text:p>7.424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.30909">
                <text:p>7.3090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.43355">
                <text:p>9.4335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.0067">
                <text:p>11.00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.955">
                <text:p>10.95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2.9693">
                <text:p>12.969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.1799">
                <text:p>13.17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.7105">
                <text:p>13.710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.9667">
                <text:p>13.96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.9471">
                <text:p>14.947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.1046">
                <text:p>14.10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7.3556">
                <text:p>17.355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.1748">
                <text:p>16.174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6.934">
                <text:p>16.93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.8708">
                <text:p>16.870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.3278">
                <text:p>16.327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.9199">
                <text:p>15.91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.2069">
                <text:p>16.206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.6109">
                <text:p>15.610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.9378">
                <text:p>14.937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.5993">
                <text:p>15.599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3.5637">
                <text:p>13.56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3.5324">
                <text:p>13.53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2.0095">
                <text:p>12.009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.422">
                <text:p>11.4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.505">
                <text:p>10.50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.70444">
                <text:p>9.7044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.87002">
                <text:p>8.8700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.54174">
                <text:p>8.5417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.58965">
                <text:p>7.5896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.08601">
                <text:p>7.0860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.33751">
                <text:p>6.3375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.87758">
                <text:p>5.8775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.34911">
                <text:p>5.3491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.86011">
                <text:p>4.8601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.41664">
                <text:p>4.4166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94998">
                <text:p>3.949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65648">
                <text:p>3.6564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53231">
                <text:p>3.5323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01859">
                <text:p>3.0185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.76773">
                <text:p>2.7677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.85279">
                <text:p>2.8527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.38104">
                <text:p>2.3810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.02166">
                <text:p>3.021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.19354">
                <text:p>2.1935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.35668">
                <text:p>3.356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.06224">
                <text:p>3.062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297">
                <text:p>3.2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.20855">
                <text:p>3.2085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.26212">
                <text:p>3.2621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1825">
                <text:p>4.182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5311">
                <text:p>4.1531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.3699">
                <text:p>2.36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.66794">
                <text:p>2.667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.26542">
                <text:p>2.2654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.45543">
                <text:p>3.4554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67896">
                <text:p>1.6789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70795">
                <text:p>1.7079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.38965">
                <text:p>2.3896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77865">
                <text:p>1.7786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21939">
                <text:p>1.219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26009">
                <text:p>1.2600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28694">
                <text:p>1.286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51165">
                <text:p>1.5116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31288">
                <text:p>1.3128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57549">
                <text:p>1.5754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52205">
                <text:p>1.5220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40967">
                <text:p>1.409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28235">
                <text:p>1.2823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30666">
                <text:p>1.306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29396">
                <text:p>1.2939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32023">
                <text:p>1.3202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23931">
                <text:p>1.2393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82596">
                <text:p>1.8259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58845">
                <text:p>1.5884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96239">
                <text:p>1.962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45071">
                <text:p>1.4507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64031">
                <text:p>1.6403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35839">
                <text:p>1.358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29123">
                <text:p>1.2912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79767">
                <text:p>1.797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13375">
                <text:p>1.1337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12466">
                <text:p>1.124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02454">
                <text:p>1.0245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977194">
                <text:p>0.9771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978364">
                <text:p>0.97836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937828">
                <text:p>0.93782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37506">
                <text:p>1.3750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970608">
                <text:p>0.97060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.61223">
                <text:p>2.6122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.2339">
                <text:p>2.23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29272">
                <text:p>1.2927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56118">
                <text:p>1.5611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539345">
                <text:p>0.53934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549931">
                <text:p>0.54993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445217">
                <text:p>0.44521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321896">
                <text:p>0.32189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86514">
                <text:p>0.865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54836">
                <text:p>0.548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974931">
                <text:p>0.97493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.59901">
                <text:p>2.5990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05925">
                <text:p>5.0592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.25209">
                <text:p>7.2520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2.9797">
                <text:p>12.97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9.0823">
                <text:p>19.082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3.1502">
                <text:p>23.150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5.0898">
                <text:p>25.08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6.0301">
                <text:p>26.030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4.8209">
                <text:p>24.820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9.5666">
                <text:p>19.56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3.3593">
                <text:p>13.359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.0969">
                <text:p>10.096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00965">
                <text:p>5.0096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.13852">
                <text:p>2.1385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31593">
                <text:p>1.3159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61833">
                <text:p>1.6183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.12727">
                <text:p>2.127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.87655">
                <text:p>2.8765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.15993">
                <text:p>2.1599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.42084">
                <text:p>2.420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.69032">
                <text:p>2.6903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.55583">
                <text:p>3.5558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.13499">
                <text:p>4.134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.36702">
                <text:p>4.3670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.6348">
                <text:p>6.634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.9152">
                <text:p>8.915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0.6028">
                <text:p>10.602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.58973">
                <text:p>7.5897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.8667">
                <text:p>11.86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3.0644">
                <text:p>13.064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0.2146">
                <text:p>10.21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4.0335">
                <text:p>14.033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3.8735">
                <text:p>13.873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4.1362">
                <text:p>14.136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5.5107">
                <text:p>15.510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5.3657">
                <text:p>15.365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5.5849">
                <text:p>15.584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7.3531">
                <text:p>17.353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4.8264">
                <text:p>14.826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6.2389">
                <text:p>16.238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6.0148">
                <text:p>16.014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5.0925">
                <text:p>15.092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7.1475">
                <text:p>17.147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7.0506">
                <text:p>17.050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5.6432">
                <text:p>15.643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6.7393">
                <text:p>16.739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8.6841">
                <text:p>18.684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6.3119">
                <text:p>16.311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7.6349">
                <text:p>17.634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5.8981">
                <text:p>15.898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5.3346">
                <text:p>15.33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4.219">
                <text:p>14.21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.9491">
                <text:p>12.949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.0153">
                <text:p>12.015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1.336">
                <text:p>11.3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0.4457">
                <text:p>10.445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.35695">
                <text:p>9.3569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.4185">
                <text:p>8.41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.85808">
                <text:p>7.8580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.12734">
                <text:p>7.1273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38997">
                <text:p>6.389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.71813">
                <text:p>5.7181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.26712">
                <text:p>5.2671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.63714">
                <text:p>4.637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.45024">
                <text:p>4.450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.86402">
                <text:p>3.8640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.45882">
                <text:p>3.4588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.10526">
                <text:p>3.1052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.79767">
                <text:p>2.797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.06639">
                <text:p>3.066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.96818">
                <text:p>2.9681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.47732">
                <text:p>3.4773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.12207">
                <text:p>3.1220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.00825">
                <text:p>3.0082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.56329">
                <text:p>3.5632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.29963">
                <text:p>2.2996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.99865">
                <text:p>2.9986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.90224">
                <text:p>2.902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.7496">
                <text:p>3.749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.38514">
                <text:p>3.385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.60801">
                <text:p>2.6080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.56159">
                <text:p>2.5615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70048">
                <text:p>1.7004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98945">
                <text:p>1.9894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7727">
                <text:p>1.77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50892">
                <text:p>1.5089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.55736">
                <text:p>1.557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51369">
                <text:p>1.5136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50645">
                <text:p>1.5064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55833">
                <text:p>1.5583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59642">
                <text:p>1.5964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60889">
                <text:p>1.6088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65869">
                <text:p>1.6586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54915">
                <text:p>1.549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54741">
                <text:p>1.5474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47175">
                <text:p>1.4717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50603">
                <text:p>1.5060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62762">
                <text:p>1.6276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62439">
                <text:p>1.624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43642">
                <text:p>1.4364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71559">
                <text:p>1.7155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68584">
                <text:p>1.685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7408">
                <text:p>1.740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52671">
                <text:p>1.5267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43484">
                <text:p>1.434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67551">
                <text:p>1.6755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41975">
                <text:p>1.4197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34152">
                <text:p>1.3415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22737">
                <text:p>1.227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17897">
                <text:p>1.178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12166">
                <text:p>1.121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990549">
                <text:p>0.99054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62588">
                <text:p>1.6258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.07571">
                <text:p>2.0757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73975">
                <text:p>1.7397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15885">
                <text:p>1.158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22868">
                <text:p>1.228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520133">
                <text:p>0.52013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47336">
                <text:p>0.473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45813">
                <text:p>0.4581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98366">
                <text:p>0.983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721398">
                <text:p>0.7213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395975">
                <text:p>0.39597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95387">
                <text:p>0.9538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.77147">
                <text:p>2.7714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5.2226">
                <text:p>5.222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69005">
                <text:p>7.6900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6.7027">
                <text:p>16.70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2.6518">
                <text:p>22.651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6.4708">
                <text:p>26.470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6.9621">
                <text:p>26.962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6.7777">
                <text:p>26.777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5.0388">
                <text:p>25.038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8.6474">
                <text:p>18.647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0.1695">
                <text:p>10.169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.66842">
                <text:p>9.6684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.90712">
                <text:p>3.9071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.34159">
                <text:p>1.3415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.51961">
                <text:p>1.5196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.84579">
                <text:p>1.8457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99406">
                <text:p>1.9940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.29307">
                <text:p>2.2930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.4537">
                <text:p>2.45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.7945">
                <text:p>2.794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.74663">
                <text:p>3.7466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.63326">
                <text:p>3.6332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.89186">
                <text:p>4.8918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.96917">
                <text:p>5.9691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.43432">
                <text:p>8.4343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.45781">
                <text:p>8.4578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7.63795">
                <text:p>7.6379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1.4506">
                <text:p>11.450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3.1577">
                <text:p>13.157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1.0896">
                <text:p>11.089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2.9678">
                <text:p>12.967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3.4903">
                <text:p>13.490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5.0318">
                <text:p>15.031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4.4137">
                <text:p>14.41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4.5413">
                <text:p>14.541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.7028">
                <text:p>16.702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4.644">
                <text:p>14.64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4.4039">
                <text:p>14.40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.1509">
                <text:p>16.150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4.8227">
                <text:p>14.82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4.7776">
                <text:p>14.777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4.2968">
                <text:p>14.29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5.8896">
                <text:p>15.889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7.2111">
                <text:p>17.211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3.8832">
                <text:p>23.883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4.9898">
                <text:p>24.98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8.3973">
                <text:p>28.397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1.7949">
                <text:p>31.794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3.1139">
                <text:p>33.11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3.8425">
                <text:p>13.842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.80061">
                <text:p>8.8006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.98428">
                <text:p>5.9842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.18795">
                <text:p>5.1879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.24267">
                <text:p>5.242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.27589">
                <text:p>5.2758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.93568">
                <text:p>4.935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.53642">
                <text:p>4.5364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.14325">
                <text:p>4.1432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.98055">
                <text:p>4.9805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.0708">
                <text:p>5.070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.724">
                <text:p>3.7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5.19878">
                <text:p>5.1987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.53438">
                <text:p>4.5343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.99991">
                <text:p>4.9999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6.06855">
                <text:p>6.0685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.72254">
                <text:p>4.7225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6.77346">
                <text:p>6.773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6.25102">
                <text:p>6.2510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.94264">
                <text:p>6.9426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6.0227">
                <text:p>6.02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.72137">
                <text:p>3.721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.5897">
                <text:p>3.58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.56682">
                <text:p>4.5668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7.51349">
                <text:p>7.5134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7.29614">
                <text:p>7.296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.84148">
                <text:p>4.8414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.29847">
                <text:p>6.2984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5.59765">
                <text:p>5.5976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.07463">
                <text:p>4.0746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.24615">
                <text:p>3.246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.15945">
                <text:p>4.1594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.06189">
                <text:p>3.0618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.68166">
                <text:p>3.681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90096">
                <text:p>1.9009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.13526">
                <text:p>1.1352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.13818">
                <text:p>1.1381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.13759">
                <text:p>1.1375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.2213">
                <text:p>1.221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.13042">
                <text:p>1.1304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10139">
                <text:p>1.101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.1245">
                <text:p>1.124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.07056">
                <text:p>1.0705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.18163">
                <text:p>1.1816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.04885">
                <text:p>1.048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.04881">
                <text:p>1.0488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968099">
                <text:p>0.9680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955595">
                <text:p>0.95559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952302">
                <text:p>0.95230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.08383">
                <text:p>1.0838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956935">
                <text:p>0.95693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950984">
                <text:p>0.9509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927781">
                <text:p>0.92778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945759">
                <text:p>0.94575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861642">
                <text:p>0.86164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860965">
                <text:p>0.86096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862624">
                <text:p>0.8626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822198">
                <text:p>0.8221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79185">
                <text:p>0.791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821696">
                <text:p>0.82169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825486">
                <text:p>0.82548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.14236">
                <text:p>1.142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.22783">
                <text:p>1.2278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.63486">
                <text:p>1.6348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.93311">
                <text:p>1.9331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.42332">
                <text:p>3.4233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.98258">
                <text:p>1.9825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.75857">
                <text:p>1.7585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700001">
                <text:p>0.70000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634019">
                <text:p>0.63401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422674">
                <text:p>0.42267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.18225">
                <text:p>1.1822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525768">
                <text:p>0.5257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763212">
                <text:p>0.76321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.38906">
                <text:p>1.3890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.64965">
                <text:p>2.6496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.03335">
                <text:p>5.0333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6.68792">
                <text:p>6.6879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3.2286">
                <text:p>13.228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7.924">
                <text:p>17.9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2.9856">
                <text:p>22.985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0.2943">
                <text:p>20.294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6.6222">
                <text:p>26.62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2.0726">
                <text:p>22.072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8.7565">
                <text:p>18.756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3.3646">
                <text:p>13.36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1.1734">
                <text:p>11.173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.15837">
                <text:p>3.158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.49777">
                <text:p>1.4977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981517">
                <text:p>0.98151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.74978">
                <text:p>1.7497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.70031">
                <text:p>1.7003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.33101">
                <text:p>2.3310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.01663">
                <text:p>2.0166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.00728">
                <text:p>2.0072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.20569">
                <text:p>2.2056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.47767">
                <text:p>3.477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.07429">
                <text:p>3.0742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4.40121">
                <text:p>4.4012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5.71442">
                <text:p>5.7144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7.33584">
                <text:p>7.335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8.51611">
                <text:p>8.5161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7.14822">
                <text:p>7.148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.7356">
                <text:p>10.735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9.7308">
                <text:p>9.730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1.0041">
                <text:p>11.004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1.044">
                <text:p>11.04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3.9871">
                <text:p>13.987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4.4338">
                <text:p>14.433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4.0029">
                <text:p>14.002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3.4693">
                <text:p>13.469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6.5685">
                <text:p>16.56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5.1247">
                <text:p>15.124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6.7184">
                <text:p>16.71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5.3324">
                <text:p>15.33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5.9206">
                <text:p>15.920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4.3811">
                <text:p>14.381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5.0863">
                <text:p>15.086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5.0521">
                <text:p>15.052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3.8639">
                <text:p>13.86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5.2276">
                <text:p>15.227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3.7911">
                <text:p>13.791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2.8311">
                <text:p>12.831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4.8153">
                <text:p>14.815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2.2155">
                <text:p>12.215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.5916">
                <text:p>11.591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0.7353">
                <text:p>10.735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9.92154">
                <text:p>9.9215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9.16024">
                <text:p>9.160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8.54508">
                <text:p>8.5450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7.89282">
                <text:p>7.8928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7.48524">
                <text:p>7.485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7.03656">
                <text:p>7.0365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6.1275">
                <text:p>6.127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5.71386">
                <text:p>5.7138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5.20485">
                <text:p>5.204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4.75914">
                <text:p>4.759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4.2823">
                <text:p>4.282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.79719">
                <text:p>3.7971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.62685">
                <text:p>3.626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.12673">
                <text:p>3.1267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.85047">
                <text:p>2.8504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.69581">
                <text:p>2.6958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.397">
                <text:p>2.3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.45539">
                <text:p>2.455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.88125">
                <text:p>2.8812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.88016">
                <text:p>2.8801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.23132">
                <text:p>2.2313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.52377">
                <text:p>3.5237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.18541">
                <text:p>3.1854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.15657">
                <text:p>3.1565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.40964">
                <text:p>3.4096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.42335">
                <text:p>3.4233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.80127">
                <text:p>2.801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.12431">
                <text:p>3.1243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4.07137">
                <text:p>4.071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4.21153">
                <text:p>4.2115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.94183">
                <text:p>1.9418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.71437">
                <text:p>2.714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.84037">
                <text:p>1.840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.53335">
                <text:p>1.5333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.2566">
                <text:p>1.25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.22296">
                <text:p>1.2229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.26237">
                <text:p>1.262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.49896">
                <text:p>1.4989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.30858">
                <text:p>1.3085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.51024">
                <text:p>1.510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.30133">
                <text:p>1.3013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.52704">
                <text:p>1.5270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.25414">
                <text:p>1.254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.2368">
                <text:p>1.23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.20928">
                <text:p>1.2092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.21059">
                <text:p>1.2105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.22235">
                <text:p>1.2223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.19958">
                <text:p>1.1995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.57347">
                <text:p>1.5734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.68304">
                <text:p>1.6830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.25079">
                <text:p>1.2507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.38899">
                <text:p>1.388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.21233">
                <text:p>1.2123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.21047">
                <text:p>1.2104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.31292">
                <text:p>1.31292</text:p>
              </table:table-cell>
              <table:table-cell office:value-type="float" office:value="5.991">
                <text:p>5.9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